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fo:font-weight="bold" officeooo:rsid="0020cf28" officeooo:paragraph-rsid="00295bfb" style:font-weight-asian="bold" style:font-weight-complex="bold"/>
    </style:style>
    <style:style style:name="P6" style:family="paragraph" style:parent-style-name="Text_20_body">
      <style:text-properties fo:font-weight="normal" officeooo:rsid="0020cf28" officeooo:paragraph-rsid="00295bfb" style:font-weight-asian="normal" style:font-weight-complex="normal"/>
    </style:style>
    <style:style style:name="P7" style:family="paragraph" style:parent-style-name="Text_20_body">
      <style:text-properties fo:font-weight="normal" officeooo:rsid="002f529a" officeooo:paragraph-rsid="002f529a" style:font-weight-asian="normal" style:font-weight-complex="normal"/>
    </style:style>
    <style:style style:name="P8" style:family="paragraph" style:parent-style-name="Preformatted_20_Text">
      <style:text-properties officeooo:rsid="001f37ee"/>
    </style:style>
    <style:style style:name="P9" style:family="paragraph" style:parent-style-name="Preformatted_20_Text">
      <style:text-properties officeooo:rsid="001f37ee" officeooo:paragraph-rsid="001f37e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text-properties officeooo:rsid="001ad6f8" officeooo:paragraph-rsid="001ad6f8"/>
    </style:style>
    <style:style style:name="P14" style:family="paragraph" style:parent-style-name="Text_20_body">
      <style:text-properties fo:font-weight="normal" officeooo:rsid="00295bfb" officeooo:paragraph-rsid="00295bfb" style:font-weight-asian="normal" style:font-weight-complex="normal"/>
    </style:style>
    <style:style style:name="P15" style:family="paragraph" style:parent-style-name="Text_20_body">
      <style:text-properties fo:font-weight="normal" officeooo:rsid="00295bfb" officeooo:paragraph-rsid="002da94e" style:font-weight-asian="normal" style:font-weight-complex="normal"/>
    </style:style>
    <style:style style:name="P16" style:family="paragraph" style:parent-style-name="Text_20_body">
      <style:text-properties fo:font-weight="bold" officeooo:rsid="00295bfb" officeooo:paragraph-rsid="002da94e" style:font-weight-asian="bold" style:font-weight-complex="bold"/>
    </style:style>
    <style:style style:name="P17" style:family="paragraph" style:parent-style-name="Text_20_body">
      <style:text-properties fo:font-weight="bold" officeooo:rsid="00295bfb" officeooo:paragraph-rsid="00295bfb" style:font-weight-asian="bold" style:font-weight-complex="bold"/>
    </style:style>
    <style:style style:name="P18" style:family="paragraph" style:parent-style-name="Text_20_body">
      <style:text-properties officeooo:rsid="0020cf28" officeooo:paragraph-rsid="0020cf28"/>
    </style:style>
    <style:style style:name="P19" style:family="paragraph" style:parent-style-name="Text_20_body">
      <style:text-properties officeooo:rsid="0034cc6a" officeooo:paragraph-rsid="0034cc6a"/>
    </style:style>
    <style:style style:name="P20" style:family="paragraph" style:parent-style-name="Text_20_body">
      <style:text-properties officeooo:paragraph-rsid="0034cc6a"/>
    </style:style>
    <style:style style:name="P21" style:family="paragraph" style:parent-style-name="Text_20_body">
      <style:text-properties officeooo:paragraph-rsid="003533f3"/>
    </style:style>
    <style:style style:name="P22" style:family="paragraph" style:parent-style-name="Text_20_body">
      <style:text-properties officeooo:rsid="003533f3" officeooo:paragraph-rsid="003533f3"/>
    </style:style>
    <style:style style:name="P23" style:family="paragraph" style:parent-style-name="Text_20_body">
      <style:text-properties officeooo:rsid="0035bd55" officeooo:paragraph-rsid="0035bd55"/>
    </style:style>
    <style:style style:name="P24" style:family="paragraph" style:parent-style-name="Heading_20_3">
      <style:text-properties officeooo:rsid="0017d306" officeooo:paragraph-rsid="0017d306"/>
    </style:style>
    <style:style style:name="P25" style:family="paragraph" style:parent-style-name="Heading_20_3">
      <style:text-properties officeooo:rsid="001ad6f8"/>
    </style:style>
    <style:style style:name="T1" style:family="text">
      <style:text-properties officeooo:rsid="0020cf28"/>
    </style:style>
    <style:style style:name="T2" style:family="text">
      <style:text-properties officeooo:rsid="00295bfb"/>
    </style:style>
    <style:style style:name="T3" style:family="text">
      <style:text-properties officeooo:rsid="0034cc6a"/>
    </style:style>
    <style:style style:name="T4" style:family="text">
      <style:text-properties officeooo:rsid="003533f3"/>
    </style:style>
    <style:style style:name="T5" style:family="text">
      <style:text-properties officeooo:rsid="0035bd55"/>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7233144506269378884" text:style-name="L1">
        <text:list-item>
          <text:p text:style-name="P10">client à la prise d'appel par l'agent, à afficher N secondes avant la mise en relation,</text:p>
        </text:list-item>
        <text:list-item>
          <text:p text:style-name="P10">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9178115212930844347" text:style-name="L2">
        <text:list-item>
          <text:p text:style-name="P11">à ajouter un Gosub dans les options de la commande Queue (idem avec Macro, mais Gosub est préféré),</text:p>
        </text:list-item>
        <text:list-item>
          <text:p text:style-name="P11">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11">ensuite faire une pause de N secondes dans le Gosub,</text:p>
        </text:list-item>
        <text:list-item>
          <text:p text:style-name="P11">dans lib/asterisk.py détecter le UserEvent AgentWillConnect, et ajouter les informations au dictionnaire members</text:p>
        </text:list-item>
        <text:list-item>
          <text:p text:style-name="P11">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11">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3146044737243199952" text:style-name="L3">
        <text:list-item>
          <text:p text:style-name="P12">suppression des paramètres correspondants dans astportal2/config/app_cfg.py,</text:p>
        </text:list-item>
        <text:list-item>
          <text:p text:style-name="P12">création de who.ini,</text:p>
        </text:list-item>
        <text:list-item>
          <text:p text:style-name="P12">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24"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8">cd pyinstaller</text:p>
      <text:p text:style-name="P9">pyinstaller.py -w ..\pyqt\monitor.py</text:p>
      <text:p text:style-name="P9">copy ..\pyqt\monitor.cfg monitor\dist\monitor\</text:p>
      <text:p text:style-name="P9">cd dist\monitor</text:p>
      <text:p text:style-name="P9"/>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25" text:outline-level="3">Enregistrement agents selon date / heure</text:h>
      <text:p text:style-name="P13">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107 CALLS 100 <text:s text:c="3"/></text:p>
      <text:p text:style-name="P14">2013-11-15 16:57:08,856 DEBUG [astportal2.lib.asterisk] Received event Newchannel: {'AccountCode': '', 'Uniqueid': '1384570628.640', 'ChannelState': '0', 'Exten': '100', 'CallerIDNum': '1040', 'Context': 'CROcqu0s', 'CallerIDName': 'Fourny Cathy', 'Privilege': 'call,all', 'Event': 'Newchannel', 'Channel': 'SIP/CROcqu0s-00000185', 'ChannelStateDesc': 'Down'}</text:p>
      <text:p text:style-name="P14">2013-11-15 16:57:08,856 DEBUG [astportal2.lib.asterisk] --- BEGIN CHANNELS DUMP --------------</text:p>
      <text:p text:style-name="P14">2013-11-15 16:57:08,856 DEBUG [astportal2.lib.asterisk] SIP/CROcqu0s-00000185: {'Begin': 1384570628.856584, 'State': 'Down', 'CallerIDNum': '1040', 'Uniqueid': '1384570628.640', 'CallerIDName': 'Fourny Cathy'}</text:p>
      <text:p text:style-name="P14">2013-11-15 16:57:08,856 DEBUG [astportal2.lib.asterisk] --- END CHANNELS DUMP --------------</text:p>
      <text:p text:style-name="P14">2013-11-15 16:57:08,858 DEBUG [astportal2.lib.asterisk] </text:p>
      <text:p text:style-name="P14">2013-11-15 16:57:08,858 DEBUG [astportal2.lib.asterisk] </text:p>
      <text:p text:style-name="P14">2013-11-15 16:57:08,858 DEBUG [astportal2.lib.asterisk] Received event Newstate: {'ConnectedLineNum': '', 'ChannelState': '4', 'CallerIDNum': '1040', 'ConnectedLineName': '', 'Uniqueid': '1384570628.640', 'CallerIDName': 'Fourny Cathy', 'Privilege': 'call,all', 'Event': 'Newstate', 'Channel': 'SIP/CROcqu0s-00000185', 'ChannelStateDesc': 'Ring'}</text:p>
      <text:p text:style-name="P14">2013-11-15 16:57:08,858 DEBUG [astportal2.lib.asterisk] --- BEGIN CHANNELS DUMP --------------</text:p>
      <text:p text:style-name="P6"><text:span text:style-name="T2">2013-11-15 16:57:08,858 DEBUG [astportal2.lib.asterisk] SIP/CROcqu0s-00000185: {'LastUpdate': 1384570628.858528, 'Begin': 1384570628.856584, 'ConnectedLineNum': '', </text:span><text:soft-page-break/><text:span text:style-name="T2">'Outgoing': False, 'CallerIDNum': '1040', 'State': 'Ring', 'ConnectedLineName': '', 'Uniqueid': '1384570628.640', 'CallerIDName': 'Fourny Cathy'}</text:span></text:p>
      <text:p text:style-name="P14">2013-11-15 16:57:08,858 DEBUG [astportal2.lib.asterisk] --- END CHANNELS DUMP --------------</text:p>
      <text:p text:style-name="P14">2013-11-15 16:57:08,858 DEBUG [astportal2.lib.asterisk] </text:p>
      <text:p text:style-name="P14">2013-11-15 16:57:08,858 DEBUG [astportal2.lib.asterisk] </text:p>
      <text:p text:style-name="P14">2013-11-15 16:57:08,872 DEBUG [astportal2.lib.asterisk] Received event Newexten: {'AppData': 'Appel interne vers 100', 'Extension': '100', 'Uniqueid': '1384570628.640', 'Priority': '1', 'Application': 'NoOp', 'Context': 'CROcqu0s', 'Privilege': 'dialplan,all', 'Event': 'Newexten', 'Channel': 'SIP/CROcqu0s-00000185'}</text:p>
      <text:p text:style-name="P14">2013-11-15 16:57:08,873 DEBUG [astportal2.lib.asterisk] --- BEGIN CHANNELS DUMP --------------</text:p>
      <text:p text:style-name="P14">2013-11-15 16:57:08,873 DEBUG [astportal2.lib.asterisk] SIP/CROcqu0s-00000185: {'LastUpdate': 1384570628.8733, 'Begin': 1384570628.856584, 'Context': 'CROcqu0s', 'AppData': 'Appel interne vers 100', 'ConnectedLineNum': '', 'Priority': '1', 'Outgoing': False, 'CallerIDNum': '1040', 'Extension': '100', 'Application': 'NoOp', 'State': 'Ring', 'ConnectedLineName': '', 'Uniqueid': '1384570628.640', 'CallerIDName': 'Fourny Cathy'}</text:p>
      <text:p text:style-name="P14">2013-11-15 16:57:08,873 DEBUG [astportal2.lib.asterisk] --- END CHANNELS DUMP --------------</text:p>
      <text:p text:style-name="P14">2013-11-15 16:57:08,873 DEBUG [astportal2.lib.asterisk] </text:p>
      <text:p text:style-name="P14">2013-11-15 16:57:08,873 DEBUG [astportal2.lib.asterisk] </text:p>
      <text:p text:style-name="P14">2013-11-15 16:57:08,874 DEBUG [astportal2.lib.asterisk] Received event Newexten: {'AppData': 'stdexten,100,1', 'Extension': '100', 'Uniqueid': '1384570628.640', 'Priority': '2', 'Application': 'Gosub', 'Context': 'CROcqu0s', 'Privilege': 'dialplan,all', 'Event': 'Newexten', 'Channel': 'SIP/CROcqu0s-00000185'}</text:p>
      <text:p text:style-name="P14">2013-11-15 16:57:08,874 DEBUG [astportal2.lib.asterisk] --- BEGIN CHANNELS DUMP --------------</text:p>
      <text:p text:style-name="P14">2013-11-15 16:57:08,874 DEBUG [astportal2.lib.asterisk] SIP/CROcqu0s-00000185: {'LastUpdate': 1384570628.874323, 'Begin': 1384570628.856584, 'Context': 'CROcqu0s', 'AppData': 'stdexten,100,1', 'ConnectedLineNum': '', 'Priority': '2', 'Outgoing': False, 'CallerIDNum': '1040', 'Extension': '100', 'Application': 'Gosub', 'State': 'Ring', 'ConnectedLineName': '', 'Uniqueid': '1384570628.640', 'CallerIDName': 'Fourny Cathy'}</text:p>
      <text:p text:style-name="P14">2013-11-15 16:57:08,874 DEBUG [astportal2.lib.asterisk] --- END CHANNELS DUMP --------------</text:p>
      <text:p text:style-name="P6"/>
      <text:p text:style-name="P14">2013-11-15 16:57:08,877 DEBUG [astportal2.lib.asterisk] Received event Newexten: {'AppData': 'stdexten &lt;100&gt; outcall &lt;&gt;', 'Extension': '100', 'Uniqueid': '1384570628.640', 'Priority': '1', 'Application': 'NoOp', 'Context': 'stdexten', 'Privilege': 'dialplan,all', 'Event': 'Newexten', 'Channel': 'SIP/CROcqu0s-00000185'}</text:p>
      <text:p text:style-name="P14">2013-11-15 16:57:08,878 DEBUG [astportal2.lib.asterisk] --- BEGIN CHANNELS DUMP --------------</text:p>
      <text:p text:style-name="P6"><text:span text:style-name="T2">2013-11-15 16:57:08,878 DEBUG [astportal2.lib.asterisk] SIP/CROcqu0s-00000185: {'LastUpdate': 1384570628.878255, 'Begin': 1384570628.856584, 'Context': 'stdexten', 'AppData': 'stdexten &lt;100&gt; outcall &lt;&gt;', 'ConnectedLineNum': '', 'Priority': '1', 'Outgoing': False, 'CallerIDNum': '1040', 'Extension': '100', 'Application': 'NoOp', 'State': 'Ring', 'ConnectedLineName': '', 'Uniqueid': </text:span><text:soft-page-break/><text:span text:style-name="T2">'1384570628.640', 'CallerIDName': 'Fourny Cathy'}</text:span></text:p>
      <text:p text:style-name="P14">2013-11-15 16:57:08,878 DEBUG [astportal2.lib.asterisk] --- END CHANNELS DUMP --------------</text:p>
      <text:p text:style-name="P6"/>
      <text:p text:style-name="P6"/>
      <text:p text:style-name="P6"/>
      <text:p text:style-name="P14">2013-11-15 16:57:08,892 DEBUG [astportal2.lib.asterisk] Received event Newchannel: {'AccountCode': '', 'Uniqueid': '1384570628.641', 'ChannelState': '0', 'Exten': '', 'CallerIDNum': '1040', 'Context': 'ngqckJos', 'CallerIDName': 'Girard Jean-Denis', 'Privilege': 'call,all', 'Event': 'Newchannel', 'Channel': 'SIP/ngqckJos-00000186', 'ChannelStateDesc': 'Down'}</text:p>
      <text:p text:style-name="P14">2013-11-15 16:57:08,892 DEBUG [astportal2.lib.asterisk] --- BEGIN CHANNELS DUMP --------------</text:p>
      <text:p text:style-name="P14">2013-11-15 16:57:08,892 DEBUG [astportal2.lib.asterisk] SIP/ngqckJos-00000186: {'Begin': 1384570628.892237, 'State': 'Down', 'CallerIDNum': '1040', 'Uniqueid': '1384570628.641', 'CallerIDName': 'Girard Jean-Denis'}</text:p>
      <text:p text:style-name="P14">2013-11-15 16:57:08,892 DEBUG [astportal2.lib.asterisk] SIP/CROcqu0s-00000185: {'LastUpdate': 1384570628.889452, 'Begin': 1384570628.856584, 'Context': 'stdexten', 'AppData': 'SIP/ngqckJos,20,tXx', 'ConnectedLineNum': '', 'Priority': '16', 'Outgoing': False, 'CallerIDNum': '1040', 'Extension': '100', 'Application': 'Dial', 'State': 'Ring', 'ConnectedLineName': '', 'Uniqueid': '1384570628.640', 'CallerIDName': 'Fourny Cathy'}</text:p>
      <text:p text:style-name="P14">2013-11-15 16:57:08,892 DEBUG [astportal2.lib.asterisk] --- END CHANNELS DUMP --------------</text:p>
      <text:p text:style-name="P6"/>
      <text:p text:style-name="P14">2013-11-15 16:57:08,893 DEBUG [astportal2.lib.asterisk] Received event Dial: {'ConnectedLineNum': '&lt;unknown&gt;', 'Destination': 'SIP/ngqckJos-00000186', 'CallerIDNum': '1040', 'DestUniqueID': '1384570628.641', 'SubEvent': 'Begin', 'ConnectedLineName': '&lt;unknown&gt;', 'UniqueID': '1384570628.640', 'CallerIDName': 'Fourny Cathy', 'Privilege': 'call,all', 'Event': 'Dial', 'Channel': 'SIP/CROcqu0s-00000185', 'Dialstring': 'ngqckJos'}</text:p>
      <text:p text:style-name="P14">2013-11-15 16:57:08,893 DEBUG [astportal2.lib.asterisk] Received event ExtensionStatus: {'Status': '1', 'Hint': 'SIP/CROcqu0s', 'Exten': '107', 'Context': 'hints', 'Privilege': 'call,all', 'Event': 'ExtensionStatus'}</text:p>
      <text:p text:style-name="P14">2013-11-15 16:57:08,893 DEBUG [astportal2.lib.asterisk] Received event ExtensionStatus: {'Status': '8', 'Hint': 'SIP/ngqckJos', 'Exten': '100', 'Context': 'hints', 'Privilege': 'call,all', 'Event': 'ExtensionStatus'}</text:p>
      <text:p text:style-name="P14">2013-11-15 16:57:08,987 DEBUG [astportal2.lib.asterisk] Received event Newstate: {'ConnectedLineNum': '1040', 'ChannelState': '5', 'CallerIDNum': '1040', 'ConnectedLineName': 'Fourny Cathy', 'Uniqueid': '1384570628.641', 'CallerIDName': 'Girard Jean-Denis', 'Privilege': 'call,all', 'Event': 'Newstate', 'Channel': 'SIP/ngqckJos-00000186', 'ChannelStateDesc': 'Ringing'}</text:p>
      <text:p text:style-name="P14">2013-11-15 16:57:08,987 DEBUG [astportal2.lib.asterisk] --- BEGIN CHANNELS DUMP --------------</text:p>
      <text:p text:style-name="P14">2013-11-15 16:57:08,987 DEBUG [astportal2.lib.asterisk] SIP/ngqckJos-00000186: {'LastUpdate': 1384570628.987648, 'Begin': 1384570628.892237, 'ConnectedLineNum': '1040', 'Outgoing': True, 'CallerIDNum': '1040', 'State': 'Ringing', 'ConnectedLineName': 'Fourny Cathy', 'Uniqueid': '1384570628.641', 'CallerIDName': 'Girard Jean-Denis'}</text:p>
      <text:p text:style-name="P6"><text:span text:style-name="T2">2013-11-15 16:57:08,987 DEBUG [astportal2.lib.asterisk] SIP/CROcqu0s-00000185: </text:span><text:soft-page-break/><text:span text:style-name="T2">{'LastUpdate': 1384570628.889452, 'Begin': 1384570628.856584, 'Context': 'stdexten', 'AppData': 'SIP/ngqckJos,20,tXx', 'ConnectedLineNum': '', 'Priority': '16', 'Outgoing': False, 'CallerIDNum': '1040', 'Extension': '100', 'Application': 'Dial', 'State': 'Ring', 'ConnectedLineName': '', 'Uniqueid': '1384570628.640', 'CallerIDName': 'Fourny Cathy'}</text:span></text:p>
      <text:p text:style-name="P14">2013-11-15 16:57:08,987 DEBUG [astportal2.lib.asterisk] --- END CHANNELS DUMP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6">100 ANSWERS</text:p>
      <text:p text:style-name="P15">2013-11-15 16:57:18,858 DEBUG [astportal2.lib.asterisk] Received event Newstate: {'ConnectedLineNum': '1040', 'ChannelState': '6', 'CallerIDNum': '1040', 'ConnectedLineName': 'Fourny Cathy', 'Uniqueid': '1384570628.641', 'CallerIDName': 'Girard Jean-Denis', 'Privilege': 'call,all', 'Event': 'Newstate', 'Channel': 'SIP/ngqckJos-00000186', 'ChannelStateDesc': 'Up'}</text:p>
      <text:p text:style-name="P14">2013-11-15 16:57:18,858 DEBUG [astportal2.lib.asterisk] --- BEGIN CHANNELS DUMP --------------</text:p>
      <text:p text:style-name="P14">2013-11-15 16:57:18,858 DEBUG [astportal2.lib.asterisk] SIP/ngqckJos-00000186: {'LastUpdate': 1384570638.858552, 'Begin': 1384570638.85856, 'ConnectedLineNum': '1040', 'Outgoing': True, 'CallerIDNum': '1040', 'State': 'Up', 'ConnectedLineName': 'Fourny Cathy', 'Uniqueid': '1384570628.641', 'CallerIDName': 'Girard Jean-Denis'}</text:p>
      <text:p text:style-name="P14">2013-11-15 16:57:18,858 DEBUG [astportal2.lib.asterisk] SIP/CROcqu0s-00000185: {'LastUpdate': 1384570628.889452, 'Begin': 1384570628.856584, 'Context': 'stdexten', 'AppData': 'SIP/ngqckJos,20,tXx', 'ConnectedLineNum': '', 'Priority': '16', 'Outgoing': False, 'CallerIDNum': '1040', 'Extension': '100', 'Application': 'Dial', 'State': 'Ring', 'ConnectedLineName': '', 'Uniqueid': '1384570628.640', 'CallerIDName': 'Fourny Cathy'}</text:p>
      <text:p text:style-name="P14">2013-11-15 16:57:18,859 DEBUG [astportal2.lib.asterisk] --- END CHANNELS DUMP --------------</text:p>
      <text:p text:style-name="P6"/>
      <text:p text:style-name="P14">2013-11-15 16:57:18,865 DEBUG [astportal2.lib.asterisk] Received event Newstate: {'ConnectedLineNum': '1040', 'ChannelState': '6', 'CallerIDNum': '1040', 'ConnectedLineName': 'Girard Jean-Denis', 'Uniqueid': '1384570628.640', 'CallerIDName': 'Fourny Cathy', 'Privilege': 'call,all', 'Event': 'Newstate', 'Channel': 'SIP/CROcqu0s-00000185', 'ChannelStateDesc': 'Up'}</text:p>
      <text:p text:style-name="P14">2013-11-15 16:57:18,865 DEBUG [astportal2.lib.asterisk] --- BEGIN CHANNELS DUMP --------------</text:p>
      <text:p text:style-name="P14"><text:soft-page-break/>2013-11-15 16:57:18,865 DEBUG [astportal2.lib.asterisk] SIP/ngqckJos-00000186: {'LastUpdate': 1384570638.858552, 'Begin': 1384570638.85856, 'ConnectedLineNum': '1040', 'Outgoing': True, 'CallerIDNum': '1040', 'State': 'Up', 'ConnectedLineName': 'Fourny Cathy', 'Uniqueid': '1384570628.641', 'CallerIDName': 'Girard Jean-Denis'}</text:p>
      <text:p text:style-name="P14">2013-11-15 16:57:18,865 DEBUG [astportal2.lib.asterisk] SIP/CROcqu0s-00000185: {'LastUpdate': 1384570638.865609,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18,865 DEBUG [astportal2.lib.asterisk] --- END CHANNELS DUMP --------------</text:p>
      <text:p text:style-name="P6"/>
      <text:p text:style-name="P14">2013-11-15 16:57:18,866 DEBUG [astportal2.lib.asterisk] Received event NewAccountCode: {'AccountCode': '', 'OldAccountCode': '', 'Uniqueid': '1384570628.641', 'Privilege': 'call,all', 'Event': 'NewAccountCode', 'Channel': 'SIP/ngqckJos-00000186'}</text:p>
      <text:p text:style-name="P14">2013-11-15 16:57:18,866 DEBUG [astportal2.lib.asterisk] Received event Bridge: {'Uniqueid2': '1384570628.641', 'Uniqueid1': '1384570628.640', 'CallerID2': '1040', 'Bridgestate': 'Link', 'CallerID1': '1040', 'Channel2': 'SIP/ngqckJos-00000186', 'Channel1': 'SIP/CROcqu0s-00000185', 'Bridgetype': 'core', 'Privilege': 'call,all', 'Event': 'Bridge'}</text:p>
      <text:p text:style-name="P14">2013-11-15 16:57:18,866 DEBUG [astportal2.lib.asterisk] --- BEGIN CHANNELS DUMP --------------</text:p>
      <text:p text:style-name="P14">2013-11-15 16:57:18,866 DEBUG [astportal2.lib.asterisk] SIP/ngqckJos-00000186: {'LastUpdate': 1384570638.866471, 'Begin': 1384570638.85856, 'ConnectedLineNum': '1040', 'Outgoing': True, 'CallerIDNum': '1040', 'State': 'Up', 'ConnectedLineName': 'Fourny Cathy', 'Link': 'SIP/CROcqu0s-00000185', 'Uniqueid': '1384570628.641', 'CallerIDName': 'Girard Jean-Denis'}</text:p>
      <text:p text:style-name="P14">2013-11-15 16:57:18,866 DEBUG [astportal2.lib.asterisk] SIP/CROcqu0s-00000185: {'LastUpdate': 1384570638.86647, 'Begin': 1384570638.865616, 'Context': 'stdexten', 'AppData': 'SIP/ngqckJos,20,tXx', 'ConnectedLineNum': '1040', 'Priority': '16', 'Outgoing': False, 'CallerIDNum': '1040', 'Extension': '100', 'Application': 'Dial', 'State': 'Up', 'ConnectedLineName': 'Girard Jean-Denis', 'Link': 'SIP/ngqckJos-00000186', 'Uniqueid': '1384570628.640', 'CallerIDName': 'Fourny Cathy'}</text:p>
      <text:p text:style-name="P14">2013-11-15 16:57:18,866 DEBUG [astportal2.lib.asterisk] --- END CHANNELS DUMP --------------</text:p>
      <text:p text:style-name="P6"/>
      <text:p text:style-name="P6"/>
      <text:p text:style-name="P6"/>
      <text:p text:style-name="P6"/>
      <text:p text:style-name="P6"/>
      <text:p text:style-name="P6"/>
      <text:p text:style-name="P6"/>
      <text:p text:style-name="P17">100 ATXFER 103</text:p>
      <text:p text:style-name="P6"><text:span text:style-name="T2">2013-11-15 16:57:29,864 DEBUG [astportal2.lib.asterisk] Received event Bridge: {'Uniqueid2': '1384570628.641', 'Uniqueid1': '1384570628.640', 'CallerID2': '1040', 'Bridgestate': 'Unlink', 'CallerID1': '1040', 'Channel2': 'SIP/ngqckJos-00000186', 'Channel1': 'SIP/CROcqu0s-00000185', </text:span><text:soft-page-break/><text:span text:style-name="T2">'Bridgetype': 'core', 'Privilege': 'call,all', 'Event': 'Bridge'}</text:span></text:p>
      <text:p text:style-name="P14">2013-11-15 16:57:29,865 DEBUG [astportal2.lib.asterisk] --- BEGIN CHANNELS DUMP --------------</text:p>
      <text:p text:style-name="P14">2013-11-15 16:57:29,865 DEBUG [astportal2.lib.asterisk] SIP/ngqckJos-00000186: {'LastUpdate': 1384570649.86514, 'Begin': 1384570638.85856, 'ConnectedLineNum': '1040', 'Outgoing': True, 'CallerIDNum': '1040', 'State': 'Up', 'ConnectedLineName': 'Fourny Cathy', 'Uniqueid': '1384570628.641', 'CallerIDName': 'Girard Jean-Denis'}</text:p>
      <text:p text:style-name="P14">2013-11-15 16:57:29,865 DEBUG [astportal2.lib.asterisk] SIP/CROcqu0s-00000185: {'LastUpdate': 1384570649.865139,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29,866 DEBUG [astportal2.lib.asterisk] --- END CHANNELS DUMP --------------</text:p>
      <text:p text:style-name="P6"/>
      <text:p text:style-name="P6"/>
      <text:p text:style-name="P14">2013-11-15 16:57:29,867 DEBUG [astportal2.lib.asterisk] Received event Bridge: {'Uniqueid2': '1384570628.641', 'Uniqueid1': '1384570628.640', 'CallerID2': '1040', 'Bridgestate': 'Link', 'CallerID1': '1040', 'Channel2': 'SIP/ngqckJos-00000186', 'Channel1': 'SIP/CROcqu0s-00000185', 'Bridgetype': 'core', 'Privilege': 'call,all', 'Event': 'Bridge'}</text:p>
      <text:p text:style-name="P14">2013-11-15 16:57:29,867 DEBUG [astportal2.lib.asterisk] --- BEGIN CHANNELS DUMP --------------</text:p>
      <text:p text:style-name="P14">2013-11-15 16:57:29,867 DEBUG [astportal2.lib.asterisk] SIP/ngqckJos-00000186: {'LastUpdate': 1384570649.867567, 'Begin': 1384570638.85856, 'ConnectedLineNum': '1040', 'Outgoing': True, 'CallerIDNum': '1040', 'State': 'Up', 'ConnectedLineName': 'Fourny Cathy', 'Link': 'SIP/CROcqu0s-00000185', 'Uniqueid': '1384570628.641', 'CallerIDName': 'Girard Jean-Denis'}</text:p>
      <text:p text:style-name="P14">2013-11-15 16:57:29,867 DEBUG [astportal2.lib.asterisk] SIP/CROcqu0s-00000185: {'LastUpdate': 1384570649.867567, 'Begin': 1384570638.865616, 'Context': 'stdexten', 'AppData': 'SIP/ngqckJos,20,tXx', 'ConnectedLineNum': '1040', 'Priority': '16', 'Outgoing': False, 'CallerIDNum': '1040', 'Extension': '100', 'Application': 'Dial', 'State': 'Up', 'ConnectedLineName': 'Girard Jean-Denis', 'Link': 'SIP/ngqckJos-00000186', 'Uniqueid': '1384570628.640', 'CallerIDName': 'Fourny Cathy'}</text:p>
      <text:p text:style-name="P14">2013-11-15 16:57:29,867 DEBUG [astportal2.lib.asterisk] --- END CHANNELS DUMP --------------</text:p>
      <text:p text:style-name="P6"/>
      <text:p text:style-name="P6"/>
      <text:p text:style-name="P14">2013-11-15 16:57:30,046 DEBUG [astportal2.lib.asterisk] Received event Bridge: {'Uniqueid2': '1384570628.641', 'Uniqueid1': '1384570628.640', 'CallerID2': '1040', 'Bridgestate': 'Unlink', 'CallerID1': '1040', 'Channel2': 'SIP/ngqckJos-00000186', 'Channel1': 'SIP/CROcqu0s-00000185', 'Bridgetype': 'core', 'Privilege': 'call,all', 'Event': 'Bridge'}</text:p>
      <text:p text:style-name="P14">2013-11-15 16:57:30,046 DEBUG [astportal2.lib.asterisk] --- BEGIN CHANNELS DUMP --------------</text:p>
      <text:p text:style-name="P6"><text:span text:style-name="T2">2013-11-15 16:57:30,046 DEBUG [astportal2.lib.asterisk] SIP/ngqckJos-00000186: {'LastUpdate': 1384570650.04652, 'Begin': 1384570638.85856, 'ConnectedLineNum': '1040', 'Outgoing': True, 'CallerIDNum': '1040', 'State': 'Up', 'ConnectedLineName': 'Fourny Cathy', 'Uniqueid': </text:span><text:soft-page-break/><text:span text:style-name="T2">'1384570628.641', 'CallerIDName': 'Girard Jean-Denis'}</text:span></text:p>
      <text:p text:style-name="P14">2013-11-15 16:57:30,047 DEBUG [astportal2.lib.asterisk] SIP/CROcqu0s-00000185: {'LastUpdate': 1384570650.046519,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30,047 DEBUG [astportal2.lib.asterisk] --- END CHANNELS DUMP --------------</text:p>
      <text:p text:style-name="P6"/>
      <text:p text:style-name="P6"/>
      <text:p text:style-name="P14">2013-11-15 16:57:30,047 DEBUG [astportal2.lib.asterisk] Received event Bridge: {'Uniqueid2': '1384570628.641', 'Uniqueid1': '1384570628.640', 'CallerID2': '1040', 'Bridgestate': 'Link', 'CallerID1': '1040', 'Channel2': 'SIP/ngqckJos-00000186', 'Channel1': 'SIP/CROcqu0s-00000185', 'Bridgetype': 'core', 'Privilege': 'call,all', 'Event': 'Bridge'}</text:p>
      <text:p text:style-name="P14">2013-11-15 16:57:30,047 DEBUG [astportal2.lib.asterisk] --- BEGIN CHANNELS DUMP --------------</text:p>
      <text:p text:style-name="P14">2013-11-15 16:57:30,047 DEBUG [astportal2.lib.asterisk] SIP/ngqckJos-00000186: {'LastUpdate': 1384570650.047522, 'Begin': 1384570638.85856, 'ConnectedLineNum': '1040', 'Outgoing': True, 'CallerIDNum': '1040', 'State': 'Up', 'ConnectedLineName': 'Fourny Cathy', 'Link': 'SIP/CROcqu0s-00000185', 'Uniqueid': '1384570628.641', 'CallerIDName': 'Girard Jean-Denis'}</text:p>
      <text:p text:style-name="P14">2013-11-15 16:57:30,047 DEBUG [astportal2.lib.asterisk] SIP/CROcqu0s-00000185: {'LastUpdate': 1384570650.047521, 'Begin': 1384570638.865616, 'Context': 'stdexten', 'AppData': 'SIP/ngqckJos,20,tXx', 'ConnectedLineNum': '1040', 'Priority': '16', 'Outgoing': False, 'CallerIDNum': '1040', 'Extension': '100', 'Application': 'Dial', 'State': 'Up', 'ConnectedLineName': 'Girard Jean-Denis', 'Link': 'SIP/ngqckJos-00000186', 'Uniqueid': '1384570628.640', 'CallerIDName': 'Fourny Cathy'}</text:p>
      <text:p text:style-name="P14">2013-11-15 16:57:30,047 DEBUG [astportal2.lib.asterisk] --- END CHANNELS DUMP --------------</text:p>
      <text:p text:style-name="P6"/>
      <text:p text:style-name="P6"/>
      <text:p text:style-name="P5"/>
      <text:p text:style-name="P5"/>
      <text:p text:style-name="P14">2013-11-15 16:57:30,283 DEBUG [astportal2.lib.asterisk] Received event Bridge: {'Uniqueid2': '1384570628.641', 'Uniqueid1': '1384570628.640', 'CallerID2': '1040', 'Bridgestate': 'Unlink', 'CallerID1': '1040', 'Channel2': 'SIP/ngqckJos-00000186', 'Channel1': 'SIP/CROcqu0s-00000185', 'Bridgetype': 'core', 'Privilege': 'call,all', 'Event': 'Bridge'}</text:p>
      <text:p text:style-name="P14">2013-11-15 16:57:30,283 DEBUG [astportal2.lib.asterisk] --- BEGIN CHANNELS DUMP --------------</text:p>
      <text:p text:style-name="P14">2013-11-15 16:57:30,284 DEBUG [astportal2.lib.asterisk] SIP/ngqckJos-00000186: {'LastUpdate': 1384570650.283958, 'Begin': 1384570638.85856, 'ConnectedLineNum': '1040', 'Outgoing': True, 'CallerIDNum': '1040', 'State': 'Up', 'ConnectedLineName': 'Fourny Cathy', 'Uniqueid': '1384570628.641', 'CallerIDName': 'Girard Jean-Denis'}</text:p>
      <text:p text:style-name="P6"><text:span text:style-name="T2">2013-11-15 16:57:30,284 DEBUG [astportal2.lib.asterisk] SIP/CROcqu0s-00000185: {'LastUpdate': 1384570650.283957, 'Begin': 1384570638.865616, 'Context': 'stdexten', 'AppData': 'SIP/ngqckJos,20,tXx', 'ConnectedLineNum': '1040', 'Priority': '16', 'Outgoing': False, </text:span><text:soft-page-break/><text:span text:style-name="T2">'CallerIDNum': '1040', 'Extension': '100', 'Application': 'Dial', 'State': 'Up', 'ConnectedLineName': 'Girard Jean-Denis', 'Uniqueid': '1384570628.640', 'CallerIDName': 'Fourny Cathy'}</text:span></text:p>
      <text:p text:style-name="P14">2013-11-15 16:57:30,284 DEBUG [astportal2.lib.asterisk] --- END CHANNELS DUMP --------------</text:p>
      <text:p text:style-name="P6"/>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2">2013-11-15 16:57:34,237 DEBUG [astportal2.lib.asterisk] Received event Newchannel: {'AccountCode': '', 'Uniqueid': '1384570654.642', 'ChannelState': '0', 'Exten': '103', 'CallerIDNum': '', 'Context': 'ngqckJos', 'CallerIDName': '', 'Privilege': 'call,all', 'Event': 'Newchannel', 'Channel': </text:span><text:soft-page-break/><text:span text:style-name="T2">'Local/103@ngqckJos-00000028;1', 'ChannelStateDesc': 'Down'}</text:span></text:p>
      <text:p text:style-name="P14">2013-11-15 16:57:34,237 DEBUG [astportal2.lib.asterisk] --- BEGIN CHANNELS DUMP --------------</text:p>
      <text:p text:style-name="P14">2013-11-15 16:57:34,237 DEBUG [astportal2.lib.asterisk] Local/103@ngqckJos-00000028;1: {'Begin': 1384570654.237551, 'State': 'Down', 'CallerIDNum': '', 'Uniqueid': '1384570654.642', 'CallerIDName': ''}</text:p>
      <text:p text:style-name="P14">2013-11-15 16:57:34,238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34,238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34,238 DEBUG [astportal2.lib.asterisk] --- END CHANNELS DUMP --------------</text:p>
      <text:p text:style-name="P6"/>
      <text:p text:style-name="P14">2013-11-15 16:57:34,239 DEBUG [astportal2.lib.asterisk] Received event Newchannel: {'AccountCode': '', 'Uniqueid': '1384570654.643', 'ChannelState': '4', 'Exten': '103', 'CallerIDNum': '', 'Context': 'ngqckJos', 'CallerIDName': '', 'Privilege': 'call,all', 'Event': 'Newchannel', 'Channel': 'Local/103@ngqckJos-00000028;2', 'ChannelStateDesc': 'Ring'}</text:p>
      <text:p text:style-name="P14">2013-11-15 16:57:34,239 DEBUG [astportal2.lib.asterisk] --- BEGIN CHANNELS DUMP --------------</text:p>
      <text:p text:style-name="P14">2013-11-15 16:57:34,239 DEBUG [astportal2.lib.asterisk] Local/103@ngqckJos-00000028;1: {'Begin': 1384570654.237551, 'State': 'Down', 'CallerIDNum': '', 'Uniqueid': '1384570654.642', 'CallerIDName': ''}</text:p>
      <text:p text:style-name="P14">2013-11-15 16:57:34,240 DEBUG [astportal2.lib.asterisk] Local/103@ngqckJos-00000028;2: {'Begin': 1384570654.239711, 'State': 'Ring', 'CallerIDNum': '', 'Uniqueid': '1384570654.643', 'CallerIDName': ''}</text:p>
      <text:p text:style-name="P14">2013-11-15 16:57:34,240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34,240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34,240 DEBUG [astportal2.lib.asterisk] --- END CHANNELS DUMP --------------</text:p>
      <text:p text:style-name="P6"/>
      <text:p text:style-name="P14">2013-11-15 16:57:34,241 DEBUG [astportal2.lib.asterisk] Received event LocalBridge: {'Uniqueid2': '1384570654.643', 'Uniqueid1': '1384570654.642', 'Exten': '103', 'Channel2': 'Local/103@ngqckJos-00000028;2', 'Channel1': 'Local/103@ngqckJos-00000028;1', 'Context': 'ngqckJos', 'Privilege': 'call,all', 'Event': 'LocalBridge', 'LocalOptimization': 'Yes'}</text:p>
      <text:p text:style-name="P14"><text:soft-page-break/>2013-11-15 16:57:34,241 WARNI [astportal2.lib.asterisk] Event not handled "LocalBridge"</text:p>
      <text:p text:style-name="P14">2013-11-15 16:57:34,241 DEBUG [astportal2.lib.asterisk] --- BEGIN CHANNELS DUMP --------------</text:p>
      <text:p text:style-name="P14">2013-11-15 16:57:34,241 DEBUG [astportal2.lib.asterisk] Local/103@ngqckJos-00000028;1: {'Begin': 1384570654.237551, 'State': 'Down', 'CallerIDNum': '', 'Uniqueid': '1384570654.642', 'CallerIDName': ''}</text:p>
      <text:p text:style-name="P14">2013-11-15 16:57:34,241 DEBUG [astportal2.lib.asterisk] Local/103@ngqckJos-00000028;2: {'Begin': 1384570654.239711, 'State': 'Ring', 'CallerIDNum': '', 'Uniqueid': '1384570654.643', 'CallerIDName': ''}</text:p>
      <text:p text:style-name="P14">2013-11-15 16:57:34,241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34,241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34,242 DEBUG [astportal2.lib.asterisk] --- END CHANNELS DUMP --------------</text:p>
      <text:p text:style-name="P6"/>
      <text:p text:style-name="P5"/>
      <text:p text:style-name="P6"/>
      <text:p text:style-name="P14">2013-11-15 16:57:34,465 DEBUG [astportal2.lib.asterisk] Received event Newstate: {'ConnectedLineNum': '1040', 'ChannelState': '5', 'CallerIDNum': '1040', 'ConnectedLineName': 'Girard Jean-Denis', 'Uniqueid': '1384570654.642', 'CallerIDName': 'GXV3175', 'Privilege': 'call,all', 'Event': 'Newstate', 'Channel': 'Local/103@ngqckJos-00000028;1', 'ChannelStateDesc': 'Ringing'}</text:p>
      <text:p text:style-name="P14">2013-11-15 16:57:34,465 DEBUG [astportal2.lib.asterisk] --- BEGIN CHANNELS DUMP --------------</text:p>
      <text:p text:style-name="P14">2013-11-15 16:57:34,465 DEBUG [astportal2.lib.asterisk] Local/103@ngqckJos-00000028;1: {'LastUpdate': 1384570654.465207, 'Begin': 1384570654.237551, 'ConnectedLineNum': '1040', 'Outgoing': True, 'CallerIDNum': '1040', 'State': 'Ringing', 'ConnectedLineName': 'Girard Jean-Denis', 'Uniqueid': '1384570654.642', 'CallerIDName': 'GXV3175'}</text:p>
      <text:p text:style-name="P14">2013-11-15 16:57:34,465 DEBUG [astportal2.lib.asterisk] SIP/MeP40WoS-00000187: {'LastUpdate': 1384570654.464365, 'Begin': 1384570654.280198, 'ConnectedLineNum': '1040', 'Outgoing': True, 'CallerIDNum': '1040', 'State': 'Ringing', 'ConnectedLineName': 'Girard Jean-Denis', 'Uniqueid': '1384570654.644', 'CallerIDName': 'GXV3175'}</text:p>
      <text:p text:style-name="P14">2013-11-15 16:57:34,465 DEBUG [astportal2.lib.asterisk] Local/103@ngqckJos-00000028;2: {'LastUpdate': 1384570654.276206, 'Begin': 1384570654.239711, 'Context': 'stdexten', 'AppData': 'SIP/MeP40WoS,20,tXx', 'Priority': '16', 'CallerIDNum': '', 'Extension': '103', 'Application': 'Dial', 'State': 'Ring', 'Uniqueid': '1384570654.643', 'CallerIDName': ''}</text:p>
      <text:p text:style-name="P14">2013-11-15 16:57:34,465 DEBUG [astportal2.lib.asterisk] SIP/ngqckJos-00000186: {'LastUpdate': 1384570650.283958, 'Begin': 1384570638.85856, 'ConnectedLineNum': '1040', 'Outgoing': True, 'CallerIDNum': '1040', 'State': 'Up', 'ConnectedLineName': 'Fourny Cathy', 'Uniqueid': '1384570628.641', 'CallerIDName': 'Girard Jean-Denis'}</text:p>
      <text:p text:style-name="P14"><text:soft-page-break/>2013-11-15 16:57:34,465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34,465 DEBUG [astportal2.lib.asterisk] --- END CHANNELS DUMP --------------</text:p>
      <text:p text:style-name="P6"/>
      <text:p text:style-name="P6"/>
      <text:p text:style-name="P6"/>
      <text:p text:style-name="P6"/>
      <text:p text:style-name="P17">103 RINGs</text:p>
      <text:p text:style-name="P14">2013-11-15 16:57:44,820 DEBUG [astportal2.lib.asterisk] Received event Newstate: {'ConnectedLineNum': '1040', 'ChannelState': '6', 'CallerIDNum': '1040', 'ConnectedLineName': 'Girard Jean-Denis', 'Uniqueid': '1384570654.644', 'CallerIDName': 'GXV3175', 'Privilege': 'call,all', 'Event': 'Newstate', 'Channel': 'SIP/MeP40WoS-00000187', 'ChannelStateDesc': 'Up'}</text:p>
      <text:p text:style-name="P14">2013-11-15 16:57:44,821 DEBUG [astportal2.lib.asterisk] --- BEGIN CHANNELS DUMP --------------</text:p>
      <text:p text:style-name="P14">2013-11-15 16:57:44,821 DEBUG [astportal2.lib.asterisk] Local/103@ngqckJos-00000028;1: {'LastUpdate': 1384570654.465207, 'Begin': 1384570654.237551, 'ConnectedLineNum': '1040', 'Outgoing': True, 'CallerIDNum': '1040', 'State': 'Ringing', 'ConnectedLineName': 'Girard Jean-Denis', 'Uniqueid': '1384570654.642', 'CallerIDName': 'GXV3175'}</text:p>
      <text:p text:style-name="P14">2013-11-15 16:57:44,822 DEBUG [astportal2.lib.asterisk] SIP/MeP40WoS-00000187: {'LastUpdate': 1384570664.821165, 'Begin': 1384570664.821176, 'ConnectedLineNum': '1040', 'Outgoing': True, 'CallerIDNum': '1040', 'State': 'Up', 'ConnectedLineName': 'Girard Jean-Denis', 'Uniqueid': '1384570654.644', 'CallerIDName': 'GXV3175'}</text:p>
      <text:p text:style-name="P14">2013-11-15 16:57:44,822 DEBUG [astportal2.lib.asterisk] Local/103@ngqckJos-00000028;2: {'LastUpdate': 1384570654.276206, 'Begin': 1384570654.239711, 'Context': 'stdexten', 'AppData': 'SIP/MeP40WoS,20,tXx', 'Priority': '16', 'CallerIDNum': '', 'Extension': '103', 'Application': 'Dial', 'State': 'Ring', 'Uniqueid': '1384570654.643', 'CallerIDName': ''}</text:p>
      <text:p text:style-name="P14">2013-11-15 16:57:44,822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44,822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22 DEBUG [astportal2.lib.asterisk] --- END CHANNELS DUMP --------------</text:p>
      <text:p text:style-name="P5"/>
      <text:p text:style-name="P6"><text:span text:style-name="T2">2013-11-15 16:57:44,828 DEBUG [astportal2.lib.asterisk] Received event Newstate: {'ConnectedLineNum': '1040', 'ChannelState': '6', 'CallerIDNum': '1040', 'ConnectedLineName': 'GXV3175', 'Uniqueid': '1384570654.643', 'CallerIDName': 'Girard Jean-Denis', 'Privilege': 'call,all', </text:span><text:soft-page-break/><text:span text:style-name="T2">'Event': 'Newstate', 'Channel': 'Local/103@ngqckJos-00000028;2', 'ChannelStateDesc': 'Up'}</text:span></text:p>
      <text:p text:style-name="P14">2013-11-15 16:57:44,828 DEBUG [astportal2.lib.asterisk] --- BEGIN CHANNELS DUMP --------------</text:p>
      <text:p text:style-name="P14">2013-11-15 16:57:44,828 DEBUG [astportal2.lib.asterisk] Local/103@ngqckJos-00000028;1: {'LastUpdate': 1384570654.465207, 'Begin': 1384570654.237551, 'ConnectedLineNum': '1040', 'Outgoing': True, 'CallerIDNum': '1040', 'State': 'Ringing', 'ConnectedLineName': 'Girard Jean-Denis', 'Uniqueid': '1384570654.642', 'CallerIDName': 'GXV3175'}</text:p>
      <text:p text:style-name="P14">2013-11-15 16:57:44,828 DEBUG [astportal2.lib.asterisk] SIP/MeP40WoS-00000187: {'LastUpdate': 1384570664.821165, 'Begin': 1384570664.821176, 'ConnectedLineNum': '1040', 'Outgoing': True, 'CallerIDNum': '1040', 'State': 'Up', 'ConnectedLineName': 'Girard Jean-Denis', 'Uniqueid': '1384570654.644', 'CallerIDName': 'GXV3175'}</text:p>
      <text:p text:style-name="P14">2013-11-15 16:57:44,828 DEBUG [astportal2.lib.asterisk] Local/103@ngqckJos-00000028;2: {'LastUpdate': 1384570664.828448, 'Begin': 1384570664.828455, 'Context': 'stdexten', 'AppData': 'SIP/MeP40WoS,20,tXx', 'ConnectedLineNum': '1040', 'Priority': '16', 'CallerIDNum': '1040', 'Extension': '103', 'Application': 'Dial', 'State': 'Up', 'ConnectedLineName': 'GXV3175', 'Uniqueid': '1384570654.643', 'CallerIDName': 'Girard Jean-Denis'}</text:p>
      <text:p text:style-name="P14">2013-11-15 16:57:44,828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44,82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29 DEBUG [astportal2.lib.asterisk] --- END CHANNELS DUMP --------------</text:p>
      <text:p text:style-name="P14">2013-11-15 16:57:44,829 DEBUG [astportal2.lib.asterisk] </text:p>
      <text:p text:style-name="P14">2013-11-15 16:57:44,829 DEBUG [astportal2.lib.asterisk] </text:p>
      <text:p text:style-name="P14">2013-11-15 16:57:44,829 DEBUG [astportal2.lib.asterisk] Received event NewAccountCode: {'AccountCode': '', 'OldAccountCode': '', 'Uniqueid': '1384570654.644', 'Privilege': 'call,all', 'Event': 'NewAccountCode', 'Channel': 'SIP/MeP40WoS-00000187'}</text:p>
      <text:p text:style-name="P14">2013-11-15 16:57:44,829 DEBUG [astportal2.lib.asterisk] Received event Bridge: {'Uniqueid2': '1384570654.644', 'Uniqueid1': '1384570654.643', 'CallerID2': '1040', 'Bridgestate': 'Link', 'CallerID1': '1040', 'Channel2': 'SIP/MeP40WoS-00000187', 'Channel1': 'Local/103@ngqckJos-00000028;2', 'Bridgetype': 'core', 'Privilege': 'call,all', 'Event': 'Bridge'}</text:p>
      <text:p text:style-name="P14">2013-11-15 16:57:44,829 DEBUG [astportal2.lib.asterisk] --- BEGIN CHANNELS DUMP --------------</text:p>
      <text:p text:style-name="P14">2013-11-15 16:57:44,829 DEBUG [astportal2.lib.asterisk] Local/103@ngqckJos-00000028;1: {'LastUpdate': 1384570654.465207, 'Begin': 1384570654.237551, 'ConnectedLineNum': '1040', 'Outgoing': True, 'CallerIDNum': '1040', 'State': 'Ringing', 'ConnectedLineName': 'Girard Jean-Denis', 'Uniqueid': '1384570654.642', 'CallerIDName': 'GXV3175'}</text:p>
      <text:p text:style-name="P6"><text:span text:style-name="T2">2013-11-15 16:57:44,829 DEBUG [astportal2.lib.asterisk] SIP/MeP40WoS-00000187: {'LastUpdate': 1384570664.829638, 'Begin': 1384570664.821176, 'ConnectedLineNum': '1040', 'Outgoing': True, 'CallerIDNum': '1040', 'State': 'Up', 'ConnectedLineName': 'Girard Jean-Denis', 'Link': 'Local/103@ngqckJos-00000028;2', 'Uniqueid': '1384570654.644', 'CallerIDName': </text:span><text:soft-page-break/><text:span text:style-name="T2">'GXV3175'}</text:span></text:p>
      <text:p text:style-name="P14">2013-11-15 16:57:44,82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30 DEBUG [astportal2.lib.asterisk] SIP/ngqckJos-00000186: {'LastUpdate': 1384570650.283958, 'Begin': 1384570638.85856, 'ConnectedLineNum': '1040', 'Outgoing': True, 'CallerIDNum': '1040', 'State': 'Up', 'ConnectedLineName': 'Fourny Cathy', 'Uniqueid': '1384570628.641', 'CallerIDName': 'Girard Jean-Denis'}</text:p>
      <text:p text:style-name="P14">2013-11-15 16:57:44,830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30 DEBUG [astportal2.lib.asterisk] --- END CHANNELS DUMP --------------</text:p>
      <text:p text:style-name="P5"/>
      <text:p text:style-name="P7"/>
      <text:p text:style-name="P7"/>
      <text:p text:style-name="P14">2013-11-15 16:57:44,841 DEBUG [astportal2.lib.asterisk] Received event Newstate: {'ConnectedLineNum': '1040', 'ChannelState': '6', 'CallerIDNum': '1040', 'ConnectedLineName': 'Girard Jean-Denis', 'Uniqueid': '1384570654.642', 'CallerIDName': 'GXV3175', 'Privilege': 'call,all', 'Event': 'Newstate', 'Channel': 'Local/103@ngqckJos-00000028;1', 'ChannelStateDesc': 'Up'}</text:p>
      <text:p text:style-name="P14">2013-11-15 16:57:44,842 DEBUG [astportal2.lib.asterisk] --- BEGIN CHANNELS DUMP --------------</text:p>
      <text:p text:style-name="P14">2013-11-15 16:57:44,842 DEBUG [astportal2.lib.asterisk] Local/103@ngqckJos-00000028;1: {'LastUpdate': 1384570664.842104, 'Begin': 1384570664.84211, 'ConnectedLineNum': '1040', 'Outgoing': True, 'CallerIDNum': '1040', 'State': 'Up', 'ConnectedLineName': 'Girard Jean-Denis', 'Uniqueid': '1384570654.642', 'CallerIDName': 'GXV3175'}</text:p>
      <text:p text:style-name="P14">2013-11-15 16:57:44,843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43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44 DEBUG [astportal2.lib.asterisk] SIP/ngqckJos-00000186: {'LastUpdate': 1384570650.283958, 'Begin': 1384570638.85856, 'ConnectedLineNum': '1040', 'Outgoing': True, 'CallerIDNum': '1040', 'State': 'Up', 'ConnectedLineName': 'Fourny Cathy', 'Uniqueid': '1384570628.641', 'CallerIDName': 'Girard Jean-Denis'}</text:p>
      <text:p text:style-name="P14"><text:soft-page-break/>2013-11-15 16:57:44,844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45 DEBUG [astportal2.lib.asterisk] --- END CHANNELS DUMP --------------</text:p>
      <text:p text:style-name="P6"/>
      <text:p text:style-name="P14">2013-11-15 16:57:44,848 DEBUG [astportal2.lib.asterisk] Received event NewAccountCode: {'AccountCode': '', 'OldAccountCode': '', 'Uniqueid': '1384570654.642', 'Privilege': 'call,all', 'Event': 'NewAccountCode', 'Channel': 'Local/103@ngqckJos-00000028;1'}</text:p>
      <text:p text:style-name="P14">2013-11-15 16:57:44,848 DEBUG [astportal2.lib.asterisk] Received event Bridge: {'Uniqueid2': '1384570654.642', 'Uniqueid1': '1384570628.641', 'CallerID2': '1040', 'Bridgestate': 'Link', 'CallerID1': '1040', 'Channel2': 'Local/103@ngqckJos-00000028;1', 'Channel1': 'SIP/ngqckJos-00000186', 'Bridgetype': 'core', 'Privilege': 'call,all', 'Event': 'Bridge'}</text:p>
      <text:p text:style-name="P14">2013-11-15 16:57:44,848 DEBUG [astportal2.lib.asterisk] --- BEGIN CHANNELS DUMP --------------</text:p>
      <text:p text:style-name="P14">2013-11-15 16:57:44,848 DEBUG [astportal2.lib.asterisk] Local/103@ngqckJos-00000028;1: {'LastUpdate': 1384570664.848824, 'Begin': 1384570664.84211, 'ConnectedLineNum': '1040', 'Outgoing': True, 'CallerIDNum': '1040', 'State': 'Up', 'ConnectedLineName': 'Girard Jean-Denis', 'Link': 'SIP/ngqckJos-00000186', 'Uniqueid': '1384570654.642', 'CallerIDName': 'GXV3175'}</text:p>
      <text:p text:style-name="P14">2013-11-15 16:57:44,84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4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49 DEBUG [astportal2.lib.asterisk] SIP/ngqckJos-00000186: {'LastUpdate': 1384570664.848824, 'Begin': 1384570638.85856, 'ConnectedLineNum': '1040', 'Outgoing': False, 'CallerIDNum': '1040', 'State': 'Up', 'ConnectedLineName': 'Fourny Cathy', 'Link': 'Local/103@ngqckJos-00000028;1', 'Uniqueid': '1384570628.641', 'CallerIDName': 'Girard Jean-Denis'}</text:p>
      <text:p text:style-name="P14">2013-11-15 16:57:44,84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49 DEBUG [astportal2.lib.asterisk] --- END CHANNELS DUMP --------------</text:p>
      <text:p text:style-name="P6"/>
      <text:p text:style-name="P6"><text:span text:style-name="T2">2013-11-15 16:57:44,856 DEBUG [astportal2.lib.asterisk] Received event Bridge: {'Uniqueid2': '1384570654.642', 'Uniqueid1': '1384570628.641', 'CallerID2': '1040', 'Bridgestate': 'Link', </text:span><text:soft-page-break/><text:span text:style-name="T2">'CallerID1': '1040', 'Channel2': 'Local/103@ngqckJos-00000028;1', 'Channel1': 'SIP/ngqckJos-00000186', 'Bridgetype': 'core', 'Privilege': 'call,all', 'Event': 'Bridge'}</text:span></text:p>
      <text:p text:style-name="P14">2013-11-15 16:57:44,856 DEBUG [astportal2.lib.asterisk] --- BEGIN CHANNELS DUMP --------------</text:p>
      <text:p text:style-name="P14">2013-11-15 16:57:44,856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56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56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56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56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57 DEBUG [astportal2.lib.asterisk] --- END CHANNELS DUMP --------------</text:p>
      <text:p text:style-name="P14">2013-11-15 16:57:44,857 DEBUG [astportal2.lib.asterisk] </text:p>
      <text:p text:style-name="P14">2013-11-15 16:57:44,857 DEBUG [astportal2.lib.asterisk] </text:p>
      <text:p text:style-name="P14">2013-11-15 16:57:44,857 DEBUG [astportal2.lib.asterisk] --- BEGIN CHANNELS DUMP --------------</text:p>
      <text:p text:style-name="P14">2013-11-15 16:57:44,857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57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7:44,857 DEBUG [astportal2.lib.asterisk] Local/103@ngqckJos-00000028;2: {'LastUpdate': 1384570664.829638, 'Begin': 1384570664.828455, 'Context': 'stdexten', 'AppData': 'SIP/MeP40WoS,20,tXx', 'ConnectedLineNum': '1040', 'Priority': '16', 'Outgoing': False, </text:span><text:soft-page-break/><text:span text:style-name="T2">'CallerIDNum': '1040', 'Extension': '103', 'Application': 'Dial', 'State': 'Up', 'ConnectedLineName': 'GXV3175', 'Link': 'SIP/MeP40WoS-00000187', 'Uniqueid': '1384570654.643', 'CallerIDName': 'Girard Jean-Denis'}</text:span></text:p>
      <text:p text:style-name="P14">2013-11-15 16:57:44,857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57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57 DEBUG [astportal2.lib.asterisk] --- END CHANNELS DUMP --------------</text:p>
      <text:p text:style-name="P14">2013-11-15 16:57:44,857 DEBUG [astportal2.lib.asterisk] </text:p>
      <text:p text:style-name="P14">2013-11-15 16:57:44,858 DEBUG [astportal2.lib.asterisk] </text:p>
      <text:p text:style-name="P14">2013-11-15 16:57:44,858 DEBUG [astportal2.lib.asterisk] --- BEGIN CHANNELS DUMP --------------</text:p>
      <text:p text:style-name="P14">2013-11-15 16:57:44,858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5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58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58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58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58 DEBUG [astportal2.lib.asterisk] --- END CHANNELS DUMP --------------</text:p>
      <text:p text:style-name="P14">2013-11-15 16:57:44,858 DEBUG [astportal2.lib.asterisk] </text:p>
      <text:p text:style-name="P14"><text:soft-page-break/>2013-11-15 16:57:44,858 DEBUG [astportal2.lib.asterisk] </text:p>
      <text:p text:style-name="P14">2013-11-15 16:57:44,859 DEBUG [astportal2.lib.asterisk] --- BEGIN CHANNELS DUMP --------------</text:p>
      <text:p text:style-name="P14">2013-11-15 16:57:44,859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5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5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60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60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60 DEBUG [astportal2.lib.asterisk] --- END CHANNELS DUMP --------------</text:p>
      <text:p text:style-name="P14">2013-11-15 16:57:44,860 DEBUG [astportal2.lib.asterisk] </text:p>
      <text:p text:style-name="P14">2013-11-15 16:57:44,860 DEBUG [astportal2.lib.asterisk] </text:p>
      <text:p text:style-name="P14">2013-11-15 16:57:44,860 DEBUG [astportal2.lib.asterisk] --- BEGIN CHANNELS DUMP --------------</text:p>
      <text:p text:style-name="P14">2013-11-15 16:57:44,860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60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7:44,860 DEBUG [astportal2.lib.asterisk] Local/103@ngqckJos-00000028;2: {'LastUpdate': 1384570664.829638, 'Begin': 1384570664.828455, 'Context': 'stdexten', 'AppData': 'SIP/MeP40WoS,20,tXx', 'ConnectedLineNum': '1040', 'Priority': '16', 'Outgoing': False, 'CallerIDNum': '1040', 'Extension': '103', 'Application': 'Dial', 'State': 'Up', 'ConnectedLineName': </text:span><text:soft-page-break/><text:span text:style-name="T2">'GXV3175', 'Link': 'SIP/MeP40WoS-00000187', 'Uniqueid': '1384570654.643', 'CallerIDName': 'Girard Jean-Denis'}</text:span></text:p>
      <text:p text:style-name="P14">2013-11-15 16:57:44,860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61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61 DEBUG [astportal2.lib.asterisk] --- END CHANNELS DUMP --------------</text:p>
      <text:p text:style-name="P14">2013-11-15 16:57:44,861 DEBUG [astportal2.lib.asterisk] </text:p>
      <text:p text:style-name="P14">2013-11-15 16:57:44,861 DEBUG [astportal2.lib.asterisk] </text:p>
      <text:p text:style-name="P14">2013-11-15 16:57:44,861 DEBUG [astportal2.lib.asterisk] --- BEGIN CHANNELS DUMP --------------</text:p>
      <text:p text:style-name="P14">2013-11-15 16:57:44,861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61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61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61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61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62 DEBUG [astportal2.lib.asterisk] --- END CHANNELS DUMP --------------</text:p>
      <text:p text:style-name="P14">2013-11-15 16:57:44,862 DEBUG [astportal2.lib.asterisk] </text:p>
      <text:p text:style-name="P14"><text:soft-page-break/>2013-11-15 16:57:44,862 DEBUG [astportal2.lib.asterisk] </text:p>
      <text:p text:style-name="P14">2013-11-15 16:57:44,862 DEBUG [astportal2.lib.asterisk] --- BEGIN CHANNELS DUMP --------------</text:p>
      <text:p text:style-name="P14">2013-11-15 16:57:44,862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7:44,86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7:44,862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7:44,862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7:44,862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7:44,862 DEBUG [astportal2.lib.asterisk] --- END CHANNELS DUMP --------------</text:p>
      <text:p text:style-name="P14">2013-11-15 16:57:44,862 DEBUG [astportal2.lib.asterisk] </text:p>
      <text:p text:style-name="P14">2013-11-15 16:57:44,862 DEBUG [astportal2.lib.asterisk] </text:p>
      <text:p text:style-name="P14">2013-11-15 16:57:44,863 DEBUG [astportal2.lib.asterisk] Received event ExtensionStatus: {'Status': '1', 'Hint': 'SIP/MeP40WoS', 'Exten': '103', 'Context': 'hints', 'Privilege': 'call,all', 'Event': 'ExtensionStatus'}</text:p>
      <text:p text:style-name="P14">2013-11-15 16:57:45,546 DEBUG [astportal2.controllers.monitor] monitor returns after sleeping 9 sec</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100 HANGUP2013-11-15 16:58:00,308 DEBUG [astportal2.lib.asterisk] --- BEGIN CHANNELS DUMP --------------</text:p>
      <text:p text:style-name="P14">2013-11-15 16:58:00,309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0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0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09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0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text:soft-page-break/>2013-11-15 16:58:00,310 DEBUG [astportal2.lib.asterisk] --- END CHANNELS DUMP --------------</text:p>
      <text:p text:style-name="P14">2013-11-15 16:58:00,310 DEBUG [astportal2.lib.asterisk] </text:p>
      <text:p text:style-name="P14">2013-11-15 16:58:00,310 DEBUG [astportal2.lib.asterisk] </text:p>
      <text:p text:style-name="P14">2013-11-15 16:58:00,310 DEBUG [astportal2.lib.asterisk] --- BEGIN CHANNELS DUMP --------------</text:p>
      <text:p text:style-name="P14">2013-11-15 16:58:00,310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0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0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0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1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1 DEBUG [astportal2.lib.asterisk] --- END CHANNELS DUMP --------------</text:p>
      <text:p text:style-name="P14">2013-11-15 16:58:00,311 DEBUG [astportal2.lib.asterisk] </text:p>
      <text:p text:style-name="P14">2013-11-15 16:58:00,311 DEBUG [astportal2.lib.asterisk] </text:p>
      <text:p text:style-name="P14">2013-11-15 16:58:00,311 DEBUG [astportal2.lib.asterisk] --- BEGIN CHANNELS DUMP --------------</text:p>
      <text:p text:style-name="P14">2013-11-15 16:58:00,311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1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text:soft-page-break/>2013-11-15 16:58:00,311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1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2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2 DEBUG [astportal2.lib.asterisk] --- END CHANNELS DUMP --------------</text:p>
      <text:p text:style-name="P14">2013-11-15 16:58:00,312 DEBUG [astportal2.lib.asterisk] </text:p>
      <text:p text:style-name="P14">2013-11-15 16:58:00,312 DEBUG [astportal2.lib.asterisk] </text:p>
      <text:p text:style-name="P14">2013-11-15 16:58:00,312 DEBUG [astportal2.lib.asterisk] --- BEGIN CHANNELS DUMP --------------</text:p>
      <text:p text:style-name="P14">2013-11-15 16:58:00,312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2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3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3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text:soft-page-break/>2013-11-15 16:58:00,313 DEBUG [astportal2.lib.asterisk] --- END CHANNELS DUMP --------------</text:p>
      <text:p text:style-name="P14">2013-11-15 16:58:00,313 DEBUG [astportal2.lib.asterisk] </text:p>
      <text:p text:style-name="P14">2013-11-15 16:58:00,314 DEBUG [astportal2.lib.asterisk] </text:p>
      <text:p text:style-name="P14">2013-11-15 16:58:00,314 DEBUG [astportal2.lib.asterisk] --- BEGIN CHANNELS DUMP --------------</text:p>
      <text:p text:style-name="P14">2013-11-15 16:58:00,314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4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5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5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5 DEBUG [astportal2.lib.asterisk] --- END CHANNELS DUMP --------------</text:p>
      <text:p text:style-name="P14">2013-11-15 16:58:00,315 DEBUG [astportal2.lib.asterisk] </text:p>
      <text:p text:style-name="P14">2013-11-15 16:58:00,315 DEBUG [astportal2.lib.asterisk] </text:p>
      <text:p text:style-name="P14">2013-11-15 16:58:00,315 DEBUG [astportal2.lib.asterisk] --- BEGIN CHANNELS DUMP --------------</text:p>
      <text:p text:style-name="P14">2013-11-15 16:58:00,315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5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text:soft-page-break/>2013-11-15 16:58:00,316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6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6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6 DEBUG [astportal2.lib.asterisk] --- END CHANNELS DUMP --------------</text:p>
      <text:p text:style-name="P14">2013-11-15 16:58:00,316 DEBUG [astportal2.lib.asterisk] </text:p>
      <text:p text:style-name="P14">2013-11-15 16:58:00,316 DEBUG [astportal2.lib.asterisk] </text:p>
      <text:p text:style-name="P14">2013-11-15 16:58:00,316 DEBUG [astportal2.lib.asterisk] --- BEGIN CHANNELS DUMP --------------</text:p>
      <text:p text:style-name="P14">2013-11-15 16:58:00,316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7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7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7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7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text:soft-page-break/>2013-11-15 16:58:00,317 DEBUG [astportal2.lib.asterisk] --- END CHANNELS DUMP --------------</text:p>
      <text:p text:style-name="P14">2013-11-15 16:58:00,317 DEBUG [astportal2.lib.asterisk] </text:p>
      <text:p text:style-name="P14">2013-11-15 16:58:00,317 DEBUG [astportal2.lib.asterisk] </text:p>
      <text:p text:style-name="P14">2013-11-15 16:58:00,317 DEBUG [astportal2.lib.asterisk] --- BEGIN CHANNELS DUMP --------------</text:p>
      <text:p text:style-name="P14">2013-11-15 16:58:00,318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2013-11-15 16:58:00,31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8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8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8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8 DEBUG [astportal2.lib.asterisk] --- END CHANNELS DUMP --------------</text:p>
      <text:p text:style-name="P14">2013-11-15 16:58:00,318 DEBUG [astportal2.lib.asterisk] </text:p>
      <text:p text:style-name="P14">2013-11-15 16:58:00,318 DEBUG [astportal2.lib.asterisk] </text:p>
      <text:p text:style-name="P14">2013-11-15 16:58:00,319 DEBUG [astportal2.lib.asterisk] Received event HangupRequest: {'Privilege': 'call,all', 'Event': 'HangupRequest', 'Channel': 'SIP/ngqckJos-00000186', 'Uniqueid': '1384570628.641'}</text:p>
      <text:p text:style-name="P14">2013-11-15 16:58:00,319 WARNI [astportal2.lib.asterisk] Event not handled "HangupRequest"</text:p>
      <text:p text:style-name="P14">2013-11-15 16:58:00,319 DEBUG [astportal2.lib.asterisk] --- BEGIN CHANNELS DUMP --------------</text:p>
      <text:p text:style-name="P14">2013-11-15 16:58:00,319 DEBUG [astportal2.lib.asterisk] Local/103@ngqckJos-00000028;1: {'LastUpdate': 1384570664.856457, 'Begin': 1384570664.84211, 'ConnectedLineNum': '1040', 'Outgoing': True, 'CallerIDNum': '1040', 'State': 'Up', 'ConnectedLineName': 'Girard Jean-Denis', 'Link': 'SIP/ngqckJos-00000186', 'Uniqueid': '1384570654.642', 'CallerIDName': 'GXV3175'}</text:p>
      <text:p text:style-name="P14"><text:soft-page-break/>2013-11-15 16:58:00,31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1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319 DEBUG [astportal2.lib.asterisk] SIP/ngqckJos-00000186: {'LastUpdate': 1384570664.856457, 'Begin': 1384570638.85856, 'ConnectedLineNum': '1040', 'Outgoing': False, 'CallerIDNum': '1040', 'State': 'Up', 'ConnectedLineName': 'Fourny Cathy', 'Link': 'Local/103@ngqckJos-00000028;1', 'Uniqueid': '1384570628.641', 'CallerIDName': 'Girard Jean-Denis'}</text:p>
      <text:p text:style-name="P14">2013-11-15 16:58:00,31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19 DEBUG [astportal2.lib.asterisk] --- END CHANNELS DUMP --------------</text:p>
      <text:p text:style-name="P14">2013-11-15 16:58:00,320 DEBUG [astportal2.lib.asterisk] </text:p>
      <text:p text:style-name="P14">2013-11-15 16:58:00,320 DEBUG [astportal2.lib.asterisk] </text:p>
      <text:p text:style-name="P14">2013-11-15 16:58:00,320 DEBUG [astportal2.lib.asterisk] Received event Bridge: {'Uniqueid2': '1384570654.642', 'Uniqueid1': '1384570628.641', 'CallerID2': '1040', 'Bridgestate': 'Unlink', 'CallerID1': '1040', 'Channel2': 'Local/103@ngqckJos-00000028;1', 'Channel1': 'SIP/ngqckJos-00000186', 'Bridgetype': 'core', 'Privilege': 'call,all', 'Event': 'Bridge'}</text:p>
      <text:p text:style-name="P14">2013-11-15 16:58:00,320 DEBUG [astportal2.lib.asterisk] --- BEGIN CHANNELS DUMP --------------</text:p>
      <text:p text:style-name="P14">2013-11-15 16:58:00,320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320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320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6"><text:span text:style-name="T2">2013-11-15 16:58:00,320 DEBUG [astportal2.lib.asterisk] SIP/ngqckJos-00000186: {'LastUpdate': </text:span><text:soft-page-break/><text:span text:style-name="T2">1384570680.320394, 'Begin': 1384570638.85856, 'ConnectedLineNum': '1040', 'Outgoing': False, 'CallerIDNum': '1040', 'State': 'Up', 'ConnectedLineName': 'Fourny Cathy', 'Uniqueid': '1384570628.641', 'CallerIDName': 'Girard Jean-Denis'}</text:span></text:p>
      <text:p text:style-name="P14">2013-11-15 16:58:00,321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321 DEBUG [astportal2.lib.asterisk] --- END CHANNELS DUMP --------------</text:p>
      <text:p text:style-name="P14">2013-11-15 16:58:00,321 DEBUG [astportal2.lib.asterisk] </text:p>
      <text:p text:style-name="P14">2013-11-15 16:58:00,321 DEBUG [astportal2.lib.asterisk] </text:p>
      <text:p text:style-name="P14">2013-11-15 16:58:00,524 DEBUG [astportal2.lib.asterisk] Received event Newchannel: {'AccountCode': '', 'Uniqueid': '1384570680.645', 'ChannelState': '0', 'Exten': '', 'CallerIDNum': '', 'Context': '', 'CallerIDName': '', 'Privilege': 'call,all', 'Event': 'Newchannel', 'Channel': 'Transfered/SIP/CROcqu0s-00000185', 'ChannelStateDesc': 'Down'}</text:p>
      <text:p text:style-name="P14">2013-11-15 16:58:00,524 DEBUG [astportal2.lib.asterisk] --- BEGIN CHANNELS DUMP --------------</text:p>
      <text:p text:style-name="P14">2013-11-15 16:58:00,524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524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52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525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525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525 DEBUG [astportal2.lib.asterisk] Transfered/SIP/CROcqu0s-00000185: {'Begin': 1384570680.52426, 'State': 'Down', 'CallerIDNum': '', 'Uniqueid': '1384570680.645', 'CallerIDName': ''}</text:p>
      <text:p text:style-name="P14">2013-11-15 16:58:00,525 DEBUG [astportal2.lib.asterisk] --- END CHANNELS DUMP --------------</text:p>
      <text:p text:style-name="P14"><text:soft-page-break/>2013-11-15 16:58:00,525 DEBUG [astportal2.lib.asterisk] </text:p>
      <text:p text:style-name="P14">2013-11-15 16:58:00,526 DEBUG [astportal2.lib.asterisk] </text:p>
      <text:p text:style-name="P14">2013-11-15 16:58:00,526 DEBUG [astportal2.lib.asterisk] Received event Masquerade: {'Original': 'Transfered/SIP/CROcqu0s-00000185', 'Clone': 'SIP/CROcqu0s-00000185', 'Event': 'Masquerade', 'CloneState': 'Up', 'Privilege': 'call,all', 'OriginalState': 'Up'}</text:p>
      <text:p text:style-name="P14">2013-11-15 16:58:00,526 DEBUG [astportal2.lib.asterisk] Received event Rename: {'Privilege': 'call,all', 'Newname': 'SIP/CROcqu0s-00000185&lt;MASQ&gt;', 'Event': 'Rename', 'Channel': 'SIP/CROcqu0s-00000185', 'Uniqueid': '1384570628.640'}</text:p>
      <text:p text:style-name="P14">2013-11-15 16:58:00,526 DEBUG [astportal2.lib.asterisk] --- BEGIN CHANNELS DUMP --------------</text:p>
      <text:p text:style-name="P14">2013-11-15 16:58:00,526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526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526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526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526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527 DEBUG [astportal2.lib.asterisk] Transfered/SIP/CROcqu0s-00000185: {'Begin': 1384570680.52426, 'State': 'Down', 'CallerIDNum': '', 'Uniqueid': '1384570680.645', 'CallerIDName': ''}</text:p>
      <text:p text:style-name="P14">2013-11-15 16:58:00,527 DEBUG [astportal2.lib.asterisk] --- END CHANNELS DUMP --------------</text:p>
      <text:p text:style-name="P14">2013-11-15 16:58:00,527 DEBUG [astportal2.lib.asterisk] </text:p>
      <text:p text:style-name="P14">2013-11-15 16:58:00,527 DEBUG [astportal2.lib.asterisk] </text:p>
      <text:p text:style-name="P14">2013-11-15 16:58:00,527 DEBUG [astportal2.lib.asterisk] Received event Rename: {'Privilege': 'call,all', 'Newname': 'SIP/CROcqu0s-00000185', 'Event': 'Rename', 'Channel': 'Transfered/SIP/CROcqu0s-00000185', 'Uniqueid': '1384570680.645'}</text:p>
      <text:p text:style-name="P14">2013-11-15 16:58:00,527 DEBUG [astportal2.lib.asterisk] --- BEGIN CHANNELS DUMP --------------</text:p>
      <text:p text:style-name="P14"><text:soft-page-break/>2013-11-15 16:58:00,527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527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527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527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528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528 DEBUG [astportal2.lib.asterisk] Transfered/SIP/CROcqu0s-00000185: {'Begin': 1384570680.52426, 'State': 'Down', 'CallerIDNum': '', 'Uniqueid': '1384570680.645', 'CallerIDName': ''}</text:p>
      <text:p text:style-name="P14">2013-11-15 16:58:00,528 DEBUG [astportal2.lib.asterisk] --- END CHANNELS DUMP --------------</text:p>
      <text:p text:style-name="P14">2013-11-15 16:58:00,528 DEBUG [astportal2.lib.asterisk] </text:p>
      <text:p text:style-name="P14">2013-11-15 16:58:00,528 DEBUG [astportal2.lib.asterisk] </text:p>
      <text:p text:style-name="P14">2013-11-15 16:58:00,528 DEBUG [astportal2.lib.asterisk] Received event Rename: {'Privilege': 'call,all', 'Newname': 'Transfered/SIP/CROcqu0s-00000185&lt;ZOMBIE&gt;', 'Event': 'Rename', 'Channel': 'SIP/CROcqu0s-00000185&lt;MASQ&gt;', 'Uniqueid': '1384570628.640'}</text:p>
      <text:p text:style-name="P14">2013-11-15 16:58:00,528 DEBUG [astportal2.lib.asterisk] --- BEGIN CHANNELS DUMP --------------</text:p>
      <text:p text:style-name="P14">2013-11-15 16:58:00,528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52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8:00,528 DEBUG [astportal2.lib.asterisk] Local/103@ngqckJos-00000028;2: {'LastUpdate': 1384570664.829638, 'Begin': 1384570664.828455, 'Context': 'stdexten', 'AppData': </text:span><text:soft-page-break/><text:span text:style-name="T2">'SIP/MeP40WoS,20,tXx', 'ConnectedLineNum': '1040', 'Priority': '16', 'Outgoing': False, 'CallerIDNum': '1040', 'Extension': '103', 'Application': 'Dial', 'State': 'Up', 'ConnectedLineName': 'GXV3175', 'Link': 'SIP/MeP40WoS-00000187', 'Uniqueid': '1384570654.643', 'CallerIDName': 'Girard Jean-Denis'}</text:span></text:p>
      <text:p text:style-name="P14">2013-11-15 16:58:00,529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52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529 DEBUG [astportal2.lib.asterisk] Transfered/SIP/CROcqu0s-00000185: {'Begin': 1384570680.52426, 'State': 'Down', 'CallerIDNum': '', 'Uniqueid': '1384570680.645', 'CallerIDName': ''}</text:p>
      <text:p text:style-name="P14">2013-11-15 16:58:00,529 DEBUG [astportal2.lib.asterisk] --- END CHANNELS DUMP --------------</text:p>
      <text:p text:style-name="P14">2013-11-15 16:58:00,529 DEBUG [astportal2.lib.asterisk] </text:p>
      <text:p text:style-name="P14">2013-11-15 16:58:00,529 DEBUG [astportal2.lib.asterisk] </text:p>
      <text:p text:style-name="P14">2013-11-15 16:58:00,529 DEBUG [astportal2.lib.asterisk] Received event NewCallerid: {'CallerIDNum': '1040', 'Uniqueid': '1384570680.645', 'CallerIDName': 'Fourny Cathy', 'Privilege': 'call,all', 'CID-CallingPres': '0 (Presentation Allowed, Not Screened)', 'Event': 'NewCallerid', 'Channel': 'SIP/CROcqu0s-00000185'}</text:p>
      <text:p text:style-name="P14">2013-11-15 16:58:00,579 DEBUG [astportal2.controllers.monitor] monitor returns after sleeping 13 sec</text:p>
      <text:p text:style-name="P14">2013-11-15 16:58:00,994 DEBUG [astportal2.lib.asterisk] --- BEGIN CHANNELS DUMP --------------</text:p>
      <text:p text:style-name="P14">2013-11-15 16:58:00,995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995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99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995 DEBUG [astportal2.lib.asterisk] SIP/ngqckJos-00000186: {'LastUpdate': 1384570680.320394, 'Begin': 1384570638.85856, 'ConnectedLineNum': '1040', 'Outgoing': False, 'CallerIDNum': '1040', 'State': 'Up', 'ConnectedLineName': 'Fourny Cathy', 'Uniqueid': '1384570628.641', 'CallerIDName': 'Girard Jean-Denis'}</text:p>
      <text:p text:style-name="P14"><text:soft-page-break/>2013-11-15 16:58:00,995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996 DEBUG [astportal2.lib.asterisk] Transfered/SIP/CROcqu0s-00000185: {'Begin': 1384570680.52426, 'State': 'Down', 'CallerIDNum': '', 'Uniqueid': '1384570680.645', 'CallerIDName': ''}</text:p>
      <text:p text:style-name="P14">2013-11-15 16:58:00,996 DEBUG [astportal2.lib.asterisk] --- END CHANNELS DUMP --------------</text:p>
      <text:p text:style-name="P14">2013-11-15 16:58:00,996 DEBUG [astportal2.lib.asterisk] </text:p>
      <text:p text:style-name="P14">2013-11-15 16:58:00,997 DEBUG [astportal2.lib.asterisk] </text:p>
      <text:p text:style-name="P14">2013-11-15 16:58:00,997 DEBUG [astportal2.lib.asterisk] --- BEGIN CHANNELS DUMP --------------</text:p>
      <text:p text:style-name="P14">2013-11-15 16:58:00,997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99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998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998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998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998 DEBUG [astportal2.lib.asterisk] Transfered/SIP/CROcqu0s-00000185: {'Begin': 1384570680.52426, 'State': 'Down', 'CallerIDNum': '', 'Uniqueid': '1384570680.645', 'CallerIDName': ''}</text:p>
      <text:p text:style-name="P14">2013-11-15 16:58:00,998 DEBUG [astportal2.lib.asterisk] --- END CHANNELS DUMP --------------</text:p>
      <text:p text:style-name="P14">2013-11-15 16:58:00,998 DEBUG [astportal2.lib.asterisk] </text:p>
      <text:p text:style-name="P14">2013-11-15 16:58:00,998 DEBUG [astportal2.lib.asterisk] </text:p>
      <text:p text:style-name="P6"><text:span text:style-name="T2">2013-11-15 16:58:00,998 DEBUG [astportal2.lib.asterisk] --- BEGIN CHANNELS DUMP </text:span><text:soft-page-break/><text:span text:style-name="T2">--------------</text:span></text:p>
      <text:p text:style-name="P14">2013-11-15 16:58:00,999 DEBUG [astportal2.lib.asterisk] Local/103@ngqckJos-00000028;1: {'LastUpdate': 1384570680.320394, 'Begin': 1384570664.84211, 'ConnectedLineNum': '1040', 'Outgoing': True, 'CallerIDNum': '1040', 'State': 'Up', 'ConnectedLineName': 'Girard Jean-Denis', 'Uniqueid': '1384570654.642', 'CallerIDName': 'GXV3175'}</text:p>
      <text:p text:style-name="P14">2013-11-15 16:58:00,99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0,99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0,999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0,999 DEBUG [astportal2.lib.asterisk] SIP/CROcqu0s-00000185: {'LastUpdate': 1384570650.283957,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00,999 DEBUG [astportal2.lib.asterisk] Transfered/SIP/CROcqu0s-00000185: {'Begin': 1384570680.52426, 'State': 'Down', 'CallerIDNum': '', 'Uniqueid': '1384570680.645', 'CallerIDName': ''}</text:p>
      <text:p text:style-name="P14">2013-11-15 16:58:00,999 DEBUG [astportal2.lib.asterisk] --- END CHANNELS DUMP --------------</text:p>
      <text:p text:style-name="P14">2013-11-15 16:58:00,999 DEBUG [astportal2.lib.asterisk] </text:p>
      <text:p text:style-name="P14">2013-11-15 16:58:00,999 DEBUG [astportal2.lib.asterisk] </text:p>
      <text:p text:style-name="P14">2013-11-15 16:58:00,999 DEBUG [astportal2.lib.asterisk] Received event NewAccountCode: {'AccountCode': '', 'OldAccountCode': '', 'Uniqueid': '1384570654.642', 'Privilege': 'call,all', 'Event': 'NewAccountCode', 'Channel': 'Local/103@ngqckJos-00000028;1'}</text:p>
      <text:p text:style-name="P14">2013-11-15 16:58:01,000 DEBUG [astportal2.lib.asterisk] Received event Bridge: {'Uniqueid2': '1384570654.642', 'Uniqueid1': '1384570680.645', 'CallerID2': '1040', 'Bridgestate': 'Link', 'CallerID1': '1040', 'Channel2': 'Local/103@ngqckJos-00000028;1', 'Channel1': 'SIP/CROcqu0s-00000185', 'Bridgetype': 'core', 'Privilege': 'call,all', 'Event': 'Bridge'}</text:p>
      <text:p text:style-name="P14">2013-11-15 16:58:01,000 DEBUG [astportal2.lib.asterisk] --- BEGIN CHANNELS DUMP --------------</text:p>
      <text:p text:style-name="P14">2013-11-15 16:58:01,000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6"><text:span text:style-name="T2">2013-11-15 16:58:01,000 DEBUG [astportal2.lib.asterisk] SIP/MeP40WoS-00000187: </text:span><text:soft-page-break/><text:span text:style-name="T2">{'LastUpdate': 1384570664.829638, 'Begin': 1384570664.821176, 'ConnectedLineNum': '1040', 'Outgoing': True, 'CallerIDNum': '1040', 'State': 'Up', 'ConnectedLineName': 'Girard Jean-Denis', 'Link': 'Local/103@ngqckJos-00000028;2', 'Uniqueid': '1384570654.644', 'CallerIDName': 'GXV3175'}</text:span></text:p>
      <text:p text:style-name="P14">2013-11-15 16:58:01,000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0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1,000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0 DEBUG [astportal2.lib.asterisk] Transfered/SIP/CROcqu0s-00000185: {'Begin': 1384570680.52426, 'State': 'Down', 'CallerIDNum': '', 'Uniqueid': '1384570680.645', 'CallerIDName': ''}</text:p>
      <text:p text:style-name="P14">2013-11-15 16:58:01,000 DEBUG [astportal2.lib.asterisk] --- END CHANNELS DUMP --------------</text:p>
      <text:p text:style-name="P14">2013-11-15 16:58:01,001 DEBUG [astportal2.lib.asterisk] </text:p>
      <text:p text:style-name="P14">2013-11-15 16:58:01,001 DEBUG [astportal2.lib.asterisk] </text:p>
      <text:p text:style-name="P14">2013-11-15 16:58:01,001 DEBUG [astportal2.lib.asterisk] --- BEGIN CHANNELS DUMP --------------</text:p>
      <text:p text:style-name="P14">2013-11-15 16:58:01,001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1,001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1,001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6"><text:span text:style-name="T2">2013-11-15 16:58:01,001 DEBUG [astportal2.lib.asterisk] SIP/ngqckJos-00000186: {'LastUpdate': 1384570680.320394, 'Begin': 1384570638.85856, 'ConnectedLineNum': '1040', 'Outgoing': False, 'CallerIDNum': '1040', 'State': 'Up', 'ConnectedLineName': 'Fourny Cathy', 'Uniqueid': </text:span><text:soft-page-break/><text:span text:style-name="T2">'1384570628.641', 'CallerIDName': 'Girard Jean-Denis'}</text:span></text:p>
      <text:p text:style-name="P14">2013-11-15 16:58:01,001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1 DEBUG [astportal2.lib.asterisk] Transfered/SIP/CROcqu0s-00000185: {'Begin': 1384570680.52426, 'State': 'Down', 'CallerIDNum': '', 'Uniqueid': '1384570680.645', 'CallerIDName': ''}</text:p>
      <text:p text:style-name="P14">2013-11-15 16:58:01,001 DEBUG [astportal2.lib.asterisk] --- END CHANNELS DUMP --------------</text:p>
      <text:p text:style-name="P14">2013-11-15 16:58:01,002 DEBUG [astportal2.lib.asterisk] </text:p>
      <text:p text:style-name="P14">2013-11-15 16:58:01,002 DEBUG [astportal2.lib.asterisk] </text:p>
      <text:p text:style-name="P14">2013-11-15 16:58:01,002 DEBUG [astportal2.lib.asterisk] --- BEGIN CHANNELS DUMP --------------</text:p>
      <text:p text:style-name="P14">2013-11-15 16:58:01,002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1,00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1,002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2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1,002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2 DEBUG [astportal2.lib.asterisk] Transfered/SIP/CROcqu0s-00000185: {'Begin': 1384570680.52426, 'State': 'Down', 'CallerIDNum': '', 'Uniqueid': '1384570680.645', 'CallerIDName': ''}</text:p>
      <text:p text:style-name="P14">2013-11-15 16:58:01,002 DEBUG [astportal2.lib.asterisk] --- END CHANNELS DUMP --------------</text:p>
      <text:p text:style-name="P14"><text:soft-page-break/>2013-11-15 16:58:01,003 DEBUG [astportal2.lib.asterisk] </text:p>
      <text:p text:style-name="P14">2013-11-15 16:58:01,003 DEBUG [astportal2.lib.asterisk] </text:p>
      <text:p text:style-name="P14">2013-11-15 16:58:01,003 DEBUG [astportal2.lib.asterisk] --- BEGIN CHANNELS DUMP --------------</text:p>
      <text:p text:style-name="P14">2013-11-15 16:58:01,003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1,003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1,003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3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1,003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3 DEBUG [astportal2.lib.asterisk] Transfered/SIP/CROcqu0s-00000185: {'Begin': 1384570680.52426, 'State': 'Down', 'CallerIDNum': '', 'Uniqueid': '1384570680.645', 'CallerIDName': ''}</text:p>
      <text:p text:style-name="P14">2013-11-15 16:58:01,004 DEBUG [astportal2.lib.asterisk] --- END CHANNELS DUMP --------------</text:p>
      <text:p text:style-name="P14">2013-11-15 16:58:01,004 DEBUG [astportal2.lib.asterisk] </text:p>
      <text:p text:style-name="P14">2013-11-15 16:58:01,004 DEBUG [astportal2.lib.asterisk] </text:p>
      <text:p text:style-name="P14">2013-11-15 16:58:01,004 DEBUG [astportal2.lib.asterisk] --- BEGIN CHANNELS DUMP --------------</text:p>
      <text:p text:style-name="P14">2013-11-15 16:58:01,004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6"><text:span text:style-name="T2">2013-11-15 16:58:01,004 DEBUG [astportal2.lib.asterisk] SIP/MeP40WoS-00000187: {'LastUpdate': 1384570664.829638, 'Begin': 1384570664.821176, 'ConnectedLineNum': '1040', 'Outgoing': True, 'CallerIDNum': '1040', 'State': 'Up', 'ConnectedLineName': 'Girard Jean-Denis', 'Link': 'Local/103@ngqckJos-00000028;2', 'Uniqueid': '1384570654.644', 'CallerIDName': </text:span><text:soft-page-break/><text:span text:style-name="T2">'GXV3175'}</text:span></text:p>
      <text:p text:style-name="P14">2013-11-15 16:58:01,004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4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1,004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5 DEBUG [astportal2.lib.asterisk] Transfered/SIP/CROcqu0s-00000185: {'Begin': 1384570680.52426, 'State': 'Down', 'CallerIDNum': '', 'Uniqueid': '1384570680.645', 'CallerIDName': ''}</text:p>
      <text:p text:style-name="P14">2013-11-15 16:58:01,005 DEBUG [astportal2.lib.asterisk] --- END CHANNELS DUMP --------------</text:p>
      <text:p text:style-name="P14">2013-11-15 16:58:01,005 DEBUG [astportal2.lib.asterisk] </text:p>
      <text:p text:style-name="P14">2013-11-15 16:58:01,005 DEBUG [astportal2.lib.asterisk] </text:p>
      <text:p text:style-name="P14">2013-11-15 16:58:01,005 DEBUG [astportal2.lib.asterisk] --- BEGIN CHANNELS DUMP --------------</text:p>
      <text:p text:style-name="P14">2013-11-15 16:58:01,005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1,005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1,00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5 DEBUG [astportal2.lib.asterisk] SIP/ngqckJos-00000186: {'LastUpdate': 1384570680.320394, 'Begin': 1384570638.85856, 'ConnectedLineNum': '1040', 'Outgoing': False, 'CallerIDNum': '1040', 'State': 'Up', 'ConnectedLineName': 'Fourny Cathy', 'Uniqueid': '1384570628.641', 'CallerIDName': 'Girard Jean-Denis'}</text:p>
      <text:p text:style-name="P6"><text:span text:style-name="T2">2013-11-15 16:58:01,006 DEBUG [astportal2.lib.asterisk] SIP/CROcqu0s-00000185: {'LastUpdate': 1384570681.000146, 'Begin': 1384570638.865616, 'Context': 'stdexten', 'AppData': </text:span><text:soft-page-break/><text:span text:style-name="T2">'SIP/ngqckJos,20,tXx', 'ConnectedLineNum': '1040', 'Priority': '16', 'Outgoing': False, 'CallerIDNum': '1040', 'Extension': '100', 'Application': 'Dial', 'State': 'Up', 'ConnectedLineName': 'Girard Jean-Denis', 'Link': 'Local/103@ngqckJos-00000028;1', 'Uniqueid': '1384570628.640', 'CallerIDName': 'Fourny Cathy'}</text:span></text:p>
      <text:p text:style-name="P14">2013-11-15 16:58:01,006 DEBUG [astportal2.lib.asterisk] Transfered/SIP/CROcqu0s-00000185: {'Begin': 1384570680.52426, 'State': 'Down', 'CallerIDNum': '', 'Uniqueid': '1384570680.645', 'CallerIDName': ''}</text:p>
      <text:p text:style-name="P14">2013-11-15 16:58:01,006 DEBUG [astportal2.lib.asterisk] --- END CHANNELS DUMP --------------</text:p>
      <text:p text:style-name="P14">2013-11-15 16:58:01,006 DEBUG [astportal2.lib.asterisk] </text:p>
      <text:p text:style-name="P14">2013-11-15 16:58:01,006 DEBUG [astportal2.lib.asterisk] </text:p>
      <text:p text:style-name="P14">2013-11-15 16:58:01,006 DEBUG [astportal2.lib.asterisk] --- BEGIN CHANNELS DUMP --------------</text:p>
      <text:p text:style-name="P14">2013-11-15 16:58:01,006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1,006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1,006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1,007 DEBUG [astportal2.lib.asterisk] SIP/ngqckJos-00000186: {'LastUpdate': 1384570680.320394, 'Begin': 1384570638.85856, 'ConnectedLineNum': '1040', 'Outgoing': False, 'CallerIDNum': '1040', 'State': 'Up', 'ConnectedLineName': 'Fourny Cathy', 'Uniqueid': '1384570628.641', 'CallerIDName': 'Girard Jean-Denis'}</text:p>
      <text:p text:style-name="P14">2013-11-15 16:58:01,007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1,007 DEBUG [astportal2.lib.asterisk] Transfered/SIP/CROcqu0s-00000185: {'Begin': 1384570680.52426, 'State': 'Down', 'CallerIDNum': '', 'Uniqueid': '1384570680.645', 'CallerIDName': ''}</text:p>
      <text:p text:style-name="P14">2013-11-15 16:58:01,007 DEBUG [astportal2.lib.asterisk] --- END CHANNELS DUMP --------------</text:p>
      <text:p text:style-name="P14">2013-11-15 16:58:01,007 DEBUG [astportal2.lib.asterisk] </text:p>
      <text:p text:style-name="P14">2013-11-15 16:58:01,007 DEBUG [astportal2.lib.asterisk] </text:p>
      <text:p text:style-name="P6"/>
      <text:p text:style-name="P14"><text:soft-page-break/>2013-11-15 16:58:02,598 DEBUG [astportal2.controllers.monitor] monitor returns after sleeping 0 sec</text:p>
      <text:p text:style-name="P6"/>
      <text:p text:style-name="P6"/>
      <text:p text:style-name="P6"/>
      <text:p text:style-name="P6"/>
      <text:p text:style-name="P6"/>
      <text:p text:style-name="P6"/>
      <text:p text:style-name="P6"/>
      <text:p text:style-name="P6"/>
      <text:p text:style-name="P6"/>
      <text:p text:style-name="P6"/>
      <text:p text:style-name="P14">2013-11-15 16:58:03,113 DEBUG [astportal2.lib.asterisk] Received event Hangup: {'ConnectedLineNum': '1040', 'Cause-txt': 'Normal Clearing', 'AccountCode': '', 'CallerIDNum': '1040', 'ConnectedLineName': 'GXV3175', 'Uniqueid': '1384570628.641', 'CallerIDName': 'Girard Jean-Denis', 'Privilege': 'call,all', 'Cause': '16', 'Event': 'Hangup', 'Channel': 'SIP/ngqckJos-00000186'}</text:p>
      <text:p text:style-name="P14">2013-11-15 16:58:03,113 DEBUG [astportal2.lib.asterisk] --- BEGIN CHANNELS DUMP --------------</text:p>
      <text:p text:style-name="P14">2013-11-15 16:58:03,113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3,113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3,113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3,114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3,114 DEBUG [astportal2.lib.asterisk] Transfered/SIP/CROcqu0s-00000185: {'Begin': 1384570680.52426, 'State': 'Down', 'CallerIDNum': '', 'Uniqueid': '1384570680.645', 'CallerIDName': ''}</text:p>
      <text:p text:style-name="P6"><text:span text:style-name="T2">2013-11-15 16:58:03,114 DEBUG [astportal2.lib.asterisk] --- END CHANNELS DUMP </text:span><text:soft-page-break/><text:span text:style-name="T2">--------------</text:span></text:p>
      <text:p text:style-name="P14">2013-11-15 16:58:03,114 DEBUG [astportal2.lib.asterisk] </text:p>
      <text:p text:style-name="P14">2013-11-15 16:58:03,114 DEBUG [astportal2.lib.asterisk] </text:p>
      <text:p text:style-name="P14">2013-11-15 16:58:03,131 DEBUG [astportal2.lib.asterisk] Received event ExtensionStatus: {'Status': '0', 'Hint': 'SIP/ngqckJos', 'Exten': '100', 'Context': 'hints', 'Privilege': 'call,all', 'Event': 'ExtensionStatus'}</text:p>
      <text:p text:style-name="P14">2013-11-15 16:58:03,132 DEBUG [astportal2.lib.asterisk] --- BEGIN CHANNELS DUMP --------------</text:p>
      <text:p text:style-name="P14">2013-11-15 16:58:03,132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3,13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3,132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3,132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3,132 DEBUG [astportal2.lib.asterisk] Transfered/SIP/CROcqu0s-00000185: {'Begin': 1384570680.52426, 'State': 'Down', 'CallerIDNum': '', 'Uniqueid': '1384570680.645', 'CallerIDName': ''}</text:p>
      <text:p text:style-name="P14">2013-11-15 16:58:03,132 DEBUG [astportal2.lib.asterisk] --- END CHANNELS DUMP --------------</text:p>
      <text:p text:style-name="P14">2013-11-15 16:58:03,132 DEBUG [astportal2.lib.asterisk] </text:p>
      <text:p text:style-name="P14">2013-11-15 16:58:03,132 DEBUG [astportal2.lib.asterisk] </text:p>
      <text:p text:style-name="P14">2013-11-15 16:58:03,132 DEBUG [astportal2.lib.asterisk] Received event Dial: {'DialStatus': 'ANSWER', 'SubEvent': 'End', 'UniqueID': '1384570628.640', 'Privilege': 'call,all', 'Event': 'Dial', 'Channel': 'Transfered/SIP/CROcqu0s-00000185&lt;ZOMBIE&gt;'}</text:p>
      <text:p text:style-name="P14">2013-11-15 16:58:03,133 DEBUG [astportal2.lib.asterisk] Received event SoftHangupRequest: {'Privilege': 'call,all', 'Cause': '16', 'Event': 'SoftHangupRequest', 'Channel': 'Transfered/SIP/CROcqu0s-00000185&lt;ZOMBIE&gt;', 'Uniqueid': '1384570628.640'}</text:p>
      <text:p text:style-name="P14">2013-11-15 16:58:03,133 WARNI [astportal2.lib.asterisk] Event not handled "SoftHangupRequest"</text:p>
      <text:p text:style-name="P14">2013-11-15 16:58:03,133 DEBUG [astportal2.lib.asterisk] --- BEGIN CHANNELS DUMP --------------</text:p>
      <text:p text:style-name="P14"><text:soft-page-break/>2013-11-15 16:58:03,133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3,133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03,133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03,133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3,133 DEBUG [astportal2.lib.asterisk] Transfered/SIP/CROcqu0s-00000185: {'Begin': 1384570680.52426, 'State': 'Down', 'CallerIDNum': '', 'Uniqueid': '1384570680.645', 'CallerIDName': ''}</text:p>
      <text:p text:style-name="P14">2013-11-15 16:58:03,133 DEBUG [astportal2.lib.asterisk] --- END CHANNELS DUMP --------------</text:p>
      <text:p text:style-name="P14">2013-11-15 16:58:03,134 DEBUG [astportal2.lib.asterisk] </text:p>
      <text:p text:style-name="P14">2013-11-15 16:58:03,134 DEBUG [astportal2.lib.asterisk] </text:p>
      <text:p text:style-name="P14">2013-11-15 16:58:03,134 DEBUG [astportal2.lib.asterisk] Received event Hangup: {'ConnectedLineNum': '&lt;unknown&gt;', 'Cause-txt': 'Normal Clearing', 'AccountCode': '', 'CallerIDNum': '&lt;unknown&gt;', 'ConnectedLineName': '&lt;unknown&gt;', 'Uniqueid': '1384570628.640', 'CallerIDName': '&lt;unknown&gt;', 'Privilege': 'call,all', 'Cause': '16', 'Event': 'Hangup', 'Channel': 'Transfered/SIP/CROcqu0s-00000185&lt;ZOMBIE&gt;'}</text:p>
      <text:p text:style-name="P14">2013-11-15 16:58:03,134 DEBUG [astportal2.lib.asterisk] --- BEGIN CHANNELS DUMP --------------</text:p>
      <text:p text:style-name="P14">2013-11-15 16:58:03,134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03,134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8:03,134 DEBUG [astportal2.lib.asterisk] Local/103@ngqckJos-00000028;2: {'LastUpdate': 1384570664.829638, 'Begin': 1384570664.828455, 'Context': 'stdexten', 'AppData': 'SIP/MeP40WoS,20,tXx', 'ConnectedLineNum': '1040', 'Priority': '16', 'Outgoing': False, </text:span><text:soft-page-break/><text:span text:style-name="T2">'CallerIDNum': '1040', 'Extension': '103', 'Application': 'Dial', 'State': 'Up', 'ConnectedLineName': 'GXV3175', 'Link': 'SIP/MeP40WoS-00000187', 'Uniqueid': '1384570654.643', 'CallerIDName': 'Girard Jean-Denis'}</text:span></text:p>
      <text:p text:style-name="P14">2013-11-15 16:58:03,134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03,134 DEBUG [astportal2.lib.asterisk] --- END CHANNELS DUMP --------------</text:p>
      <text:p text:style-name="P14">2013-11-15 16:58:03,134 DEBUG [astportal2.lib.asterisk] </text:p>
      <text:p text:style-name="P14">2013-11-15 16:58:03,134 DEBUG [astportal2.lib.asterisk]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2013-11-15 16:58:04,615 DEBUG [astportal2.controllers.monitor] monitor returns after sleeping 0 sec</text:p>
      <text:p text:style-name="P14">107HANGUP</text:p>
      <text:p text:style-name="P14">2013-11-15 16:58:11,111 DEBUG [astportal2.lib.asterisk] --- BEGIN CHANNELS DUMP --------------</text:p>
      <text:p text:style-name="P14">2013-11-15 16:58:11,112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1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8:11,113 DEBUG [astportal2.lib.asterisk] Local/103@ngqckJos-00000028;2: {'LastUpdate': 1384570664.829638, 'Begin': 1384570664.828455, 'Context': 'stdexten', 'AppData': 'SIP/MeP40WoS,20,tXx', 'ConnectedLineNum': '1040', 'Priority': '16', 'Outgoing': False, 'CallerIDNum': '1040', 'Extension': '103', 'Application': 'Dial', 'State': 'Up', 'ConnectedLineName': </text:span><text:soft-page-break/><text:span text:style-name="T2">'GXV3175', 'Link': 'SIP/MeP40WoS-00000187', 'Uniqueid': '1384570654.643', 'CallerIDName': 'Girard Jean-Denis'}</text:span></text:p>
      <text:p text:style-name="P14">2013-11-15 16:58:11,113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14 DEBUG [astportal2.lib.asterisk] --- END CHANNELS DUMP --------------</text:p>
      <text:p text:style-name="P14">2013-11-15 16:58:11,114 DEBUG [astportal2.lib.asterisk] </text:p>
      <text:p text:style-name="P14">2013-11-15 16:58:11,115 DEBUG [astportal2.lib.asterisk] </text:p>
      <text:p text:style-name="P14">2013-11-15 16:58:11,115 DEBUG [astportal2.lib.asterisk] --- BEGIN CHANNELS DUMP --------------</text:p>
      <text:p text:style-name="P14">2013-11-15 16:58:11,116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16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16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16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16 DEBUG [astportal2.lib.asterisk] --- END CHANNELS DUMP --------------</text:p>
      <text:p text:style-name="P14">2013-11-15 16:58:11,116 DEBUG [astportal2.lib.asterisk] </text:p>
      <text:p text:style-name="P14">2013-11-15 16:58:11,116 DEBUG [astportal2.lib.asterisk] </text:p>
      <text:p text:style-name="P14">2013-11-15 16:58:11,116 DEBUG [astportal2.lib.asterisk] --- BEGIN CHANNELS DUMP --------------</text:p>
      <text:p text:style-name="P14">2013-11-15 16:58:11,117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6"><text:span text:style-name="T2">2013-11-15 16:58:11,117 DEBUG [astportal2.lib.asterisk] SIP/MeP40WoS-00000187: </text:span><text:soft-page-break/><text:span text:style-name="T2">{'LastUpdate': 1384570664.829638, 'Begin': 1384570664.821176, 'ConnectedLineNum': '1040', 'Outgoing': True, 'CallerIDNum': '1040', 'State': 'Up', 'ConnectedLineName': 'Girard Jean-Denis', 'Link': 'Local/103@ngqckJos-00000028;2', 'Uniqueid': '1384570654.644', 'CallerIDName': 'GXV3175'}</text:span></text:p>
      <text:p text:style-name="P14">2013-11-15 16:58:11,117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17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17 DEBUG [astportal2.lib.asterisk] --- END CHANNELS DUMP --------------</text:p>
      <text:p text:style-name="P14">2013-11-15 16:58:11,117 DEBUG [astportal2.lib.asterisk] </text:p>
      <text:p text:style-name="P14">2013-11-15 16:58:11,117 DEBUG [astportal2.lib.asterisk] </text:p>
      <text:p text:style-name="P14">2013-11-15 16:58:11,117 DEBUG [astportal2.lib.asterisk] --- BEGIN CHANNELS DUMP --------------</text:p>
      <text:p text:style-name="P14">2013-11-15 16:58:11,117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17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17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18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18 DEBUG [astportal2.lib.asterisk] --- END CHANNELS DUMP --------------</text:p>
      <text:p text:style-name="P14">2013-11-15 16:58:11,118 DEBUG [astportal2.lib.asterisk] </text:p>
      <text:p text:style-name="P14">2013-11-15 16:58:11,118 DEBUG [astportal2.lib.asterisk] </text:p>
      <text:p text:style-name="P14"><text:soft-page-break/>2013-11-15 16:58:11,118 DEBUG [astportal2.lib.asterisk] --- BEGIN CHANNELS DUMP --------------</text:p>
      <text:p text:style-name="P14">2013-11-15 16:58:11,118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1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18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18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18 DEBUG [astportal2.lib.asterisk] --- END CHANNELS DUMP --------------</text:p>
      <text:p text:style-name="P14">2013-11-15 16:58:11,119 DEBUG [astportal2.lib.asterisk] </text:p>
      <text:p text:style-name="P14">2013-11-15 16:58:11,119 DEBUG [astportal2.lib.asterisk] </text:p>
      <text:p text:style-name="P14">2013-11-15 16:58:11,119 DEBUG [astportal2.lib.asterisk] --- BEGIN CHANNELS DUMP --------------</text:p>
      <text:p text:style-name="P14">2013-11-15 16:58:11,119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1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19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6"><text:span text:style-name="T2">2013-11-15 16:58:11,119 DEBUG [astportal2.lib.asterisk] SIP/CROcqu0s-00000185: {'LastUpdate': 1384570681.000146, 'Begin': 1384570638.865616, 'Context': 'stdexten', 'AppData': 'SIP/ngqckJos,20,tXx', 'ConnectedLineNum': '1040', 'Priority': '16', 'Outgoing': False, </text:span><text:soft-page-break/><text:span text:style-name="T2">'CallerIDNum': '1040', 'Extension': '100', 'Application': 'Dial', 'State': 'Up', 'ConnectedLineName': 'Girard Jean-Denis', 'Link': 'Local/103@ngqckJos-00000028;1', 'Uniqueid': '1384570628.640', 'CallerIDName': 'Fourny Cathy'}</text:span></text:p>
      <text:p text:style-name="P14">2013-11-15 16:58:11,119 DEBUG [astportal2.lib.asterisk] --- END CHANNELS DUMP --------------</text:p>
      <text:p text:style-name="P14">2013-11-15 16:58:11,119 DEBUG [astportal2.lib.asterisk] </text:p>
      <text:p text:style-name="P14">2013-11-15 16:58:11,119 DEBUG [astportal2.lib.asterisk] </text:p>
      <text:p text:style-name="P14">2013-11-15 16:58:11,120 DEBUG [astportal2.lib.asterisk] --- BEGIN CHANNELS DUMP --------------</text:p>
      <text:p text:style-name="P14">2013-11-15 16:58:11,120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20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20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20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20 DEBUG [astportal2.lib.asterisk] --- END CHANNELS DUMP --------------</text:p>
      <text:p text:style-name="P14">2013-11-15 16:58:11,120 DEBUG [astportal2.lib.asterisk] </text:p>
      <text:p text:style-name="P14">2013-11-15 16:58:11,120 DEBUG [astportal2.lib.asterisk] </text:p>
      <text:p text:style-name="P14">2013-11-15 16:58:11,120 DEBUG [astportal2.lib.asterisk] --- BEGIN CHANNELS DUMP --------------</text:p>
      <text:p text:style-name="P14">2013-11-15 16:58:11,120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21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8:11,121 DEBUG [astportal2.lib.asterisk] Local/103@ngqckJos-00000028;2: </text:span><text:soft-page-break/><text:span text:style-name="T2">{'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span></text:p>
      <text:p text:style-name="P14">2013-11-15 16:58:11,121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21 DEBUG [astportal2.lib.asterisk] --- END CHANNELS DUMP --------------</text:p>
      <text:p text:style-name="P14">2013-11-15 16:58:11,121 DEBUG [astportal2.lib.asterisk] </text:p>
      <text:p text:style-name="P14">2013-11-15 16:58:11,121 DEBUG [astportal2.lib.asterisk] </text:p>
      <text:p text:style-name="P14">2013-11-15 16:58:11,121 DEBUG [astportal2.lib.asterisk] --- BEGIN CHANNELS DUMP --------------</text:p>
      <text:p text:style-name="P14">2013-11-15 16:58:11,121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22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22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22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22 DEBUG [astportal2.lib.asterisk] --- END CHANNELS DUMP --------------</text:p>
      <text:p text:style-name="P14">2013-11-15 16:58:11,122 DEBUG [astportal2.lib.asterisk] </text:p>
      <text:p text:style-name="P14">2013-11-15 16:58:11,122 DEBUG [astportal2.lib.asterisk] </text:p>
      <text:p text:style-name="P14">2013-11-15 16:58:11,122 DEBUG [astportal2.lib.asterisk] Received event HangupRequest: {'Privilege': 'call,all', 'Event': 'HangupRequest', 'Channel': 'SIP/CROcqu0s-00000185', 'Uniqueid': '1384570680.645'}</text:p>
      <text:p text:style-name="P14">2013-11-15 16:58:11,122 WARNI [astportal2.lib.asterisk] Event not handled "HangupRequest"</text:p>
      <text:p text:style-name="P14"><text:soft-page-break/>2013-11-15 16:58:11,122 DEBUG [astportal2.lib.asterisk] --- BEGIN CHANNELS DUMP --------------</text:p>
      <text:p text:style-name="P14">2013-11-15 16:58:11,122 DEBUG [astportal2.lib.asterisk] Local/103@ngqckJos-00000028;1: {'LastUpdate': 1384570681.000147, 'Begin': 1384570664.84211, 'ConnectedLineNum': '1040', 'Outgoing': True, 'CallerIDNum': '1040', 'State': 'Up', 'ConnectedLineName': 'Girard Jean-Denis', 'Link': 'SIP/CROcqu0s-00000185', 'Uniqueid': '1384570654.642', 'CallerIDName': 'GXV3175'}</text:p>
      <text:p text:style-name="P14">2013-11-15 16:58:11,123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23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23 DEBUG [astportal2.lib.asterisk] SIP/CROcqu0s-00000185: {'LastUpdate': 1384570681.000146, 'Begin': 1384570638.865616, 'Context': 'stdexten', 'AppData': 'SIP/ngqckJos,20,tXx', 'ConnectedLineNum': '1040', 'Priority': '16', 'Outgoing': False, 'CallerIDNum': '1040', 'Extension': '100', 'Application': 'Dial', 'State': 'Up', 'ConnectedLineName': 'Girard Jean-Denis', 'Link': 'Local/103@ngqckJos-00000028;1', 'Uniqueid': '1384570628.640', 'CallerIDName': 'Fourny Cathy'}</text:p>
      <text:p text:style-name="P14">2013-11-15 16:58:11,123 DEBUG [astportal2.lib.asterisk] --- END CHANNELS DUMP --------------</text:p>
      <text:p text:style-name="P14">2013-11-15 16:58:11,123 DEBUG [astportal2.lib.asterisk] </text:p>
      <text:p text:style-name="P14">2013-11-15 16:58:11,123 DEBUG [astportal2.lib.asterisk] </text:p>
      <text:p text:style-name="P14">2013-11-15 16:58:11,123 DEBUG [astportal2.lib.asterisk] Received event Bridge: {'Uniqueid2': '1384570654.642', 'Uniqueid1': '1384570680.645', 'CallerID2': '1040', 'Bridgestate': 'Unlink', 'CallerID1': '1040', 'Channel2': 'Local/103@ngqckJos-00000028;1', 'Channel1': 'SIP/CROcqu0s-00000185', 'Bridgetype': 'core', 'Privilege': 'call,all', 'Event': 'Bridge'}</text:p>
      <text:p text:style-name="P14">2013-11-15 16:58:11,123 DEBUG [astportal2.lib.asterisk] --- BEGIN CHANNELS DUMP --------------</text:p>
      <text:p text:style-name="P14">2013-11-15 16:58:11,123 DEBUG [astportal2.lib.asterisk] Local/103@ngqckJos-00000028;1: {'LastUpdate': 1384570691.123762, 'Begin': 1384570664.84211, 'ConnectedLineNum': '1040', 'Outgoing': True, 'CallerIDNum': '1040', 'State': 'Up', 'ConnectedLineName': 'Girard Jean-Denis', 'Uniqueid': '1384570654.642', 'CallerIDName': 'GXV3175'}</text:p>
      <text:p text:style-name="P14">2013-11-15 16:58:11,124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6"><text:span text:style-name="T2">2013-11-15 16:58:11,124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text:span><text:soft-page-break/><text:span text:style-name="T2">'Girard Jean-Denis'}</text:span></text:p>
      <text:p text:style-name="P14">2013-11-15 16:58:11,124 DEBUG [astportal2.lib.asterisk] SIP/CROcqu0s-00000185: {'LastUpdate': 1384570691.123761,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11,124 DEBUG [astportal2.lib.asterisk] --- END CHANNELS DUMP --------------</text:p>
      <text:p text:style-name="P14">2013-11-15 16:58:11,124 DEBUG [astportal2.lib.asterisk] </text:p>
      <text:p text:style-name="P14">2013-11-15 16:58:11,124 DEBUG [astportal2.lib.asterisk] </text:p>
      <text:p text:style-name="P14">2013-11-15 16:58:11,124 DEBUG [astportal2.lib.asterisk] --- BEGIN CHANNELS DUMP --------------</text:p>
      <text:p text:style-name="P14">2013-11-15 16:58:11,124 DEBUG [astportal2.lib.asterisk] Local/103@ngqckJos-00000028;1: {'LastUpdate': 1384570691.123762, 'Begin': 1384570664.84211, 'ConnectedLineNum': '1040', 'Outgoing': True, 'CallerIDNum': '1040', 'State': 'Up', 'ConnectedLineName': 'Girard Jean-Denis', 'Uniqueid': '1384570654.642', 'CallerIDName': 'GXV3175'}</text:p>
      <text:p text:style-name="P14">2013-11-15 16:58:11,124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1,12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25 DEBUG [astportal2.lib.asterisk] SIP/CROcqu0s-00000185: {'LastUpdate': 1384570691.123761,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11,125 DEBUG [astportal2.lib.asterisk] --- END CHANNELS DUMP --------------</text:p>
      <text:p text:style-name="P14">2013-11-15 16:58:11,125 DEBUG [astportal2.lib.asterisk] </text:p>
      <text:p text:style-name="P14">2013-11-15 16:58:11,125 DEBUG [astportal2.lib.asterisk] </text:p>
      <text:p text:style-name="P14">2013-11-15 16:58:11,125 DEBUG [astportal2.lib.asterisk] --- BEGIN CHANNELS DUMP --------------</text:p>
      <text:p text:style-name="P14">2013-11-15 16:58:11,125 DEBUG [astportal2.lib.asterisk] Local/103@ngqckJos-00000028;1: {'LastUpdate': 1384570691.123762, 'Begin': 1384570664.84211, 'ConnectedLineNum': '1040', 'Outgoing': True, 'CallerIDNum': '1040', 'State': 'Up', 'ConnectedLineName': 'Girard Jean-Denis', 'Uniqueid': '1384570654.642', 'CallerIDName': 'GXV3175'}</text:p>
      <text:p text:style-name="P6"><text:span text:style-name="T2">2013-11-15 16:58:11,125 DEBUG [astportal2.lib.asterisk] SIP/MeP40WoS-00000187: {'LastUpdate': 1384570664.829638, 'Begin': 1384570664.821176, 'ConnectedLineNum': '1040', 'Outgoing': True, 'CallerIDNum': '1040', 'State': 'Up', 'ConnectedLineName': 'Girard Jean-Denis', 'Link': 'Local/103@ngqckJos-00000028;2', 'Uniqueid': '1384570654.644', 'CallerIDName': </text:span><text:soft-page-break/><text:span text:style-name="T2">'GXV3175'}</text:span></text:p>
      <text:p text:style-name="P14">2013-11-15 16:58:11,125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1,125 DEBUG [astportal2.lib.asterisk] SIP/CROcqu0s-00000185: {'LastUpdate': 1384570691.123761,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11,126 DEBUG [astportal2.lib.asterisk] --- END CHANNELS DUMP --------------</text:p>
      <text:p text:style-name="P14">2013-11-15 16:58:11,126 DEBUG [astportal2.lib.asterisk] </text:p>
      <text:p text:style-name="P14">2013-11-15 16:58:11,126 DEBUG [astportal2.lib.asterisk] </text:p>
      <text:p text:style-name="P14">2013-11-15 16:58:11,639 DEBUG [astportal2.controllers.monitor] monitor returns after sleeping 5 sec</text:p>
      <text:p text:style-name="P14">2013-11-15 16:58:13,595 DEBUG [astportal2.lib.asterisk] Received event HangupRequest: {'Privilege': 'call,all', 'Event': 'HangupRequest', 'Channel': 'Local/103@ngqckJos-00000028;2', 'Uniqueid': '1384570654.643'}</text:p>
      <text:p text:style-name="P14">2013-11-15 16:58:13,596 WARNI [astportal2.lib.asterisk] Event not handled "HangupRequest"</text:p>
      <text:p text:style-name="P14">2013-11-15 16:58:13,596 DEBUG [astportal2.lib.asterisk] --- BEGIN CHANNELS DUMP --------------</text:p>
      <text:p text:style-name="P14">2013-11-15 16:58:13,597 DEBUG [astportal2.lib.asterisk] Local/103@ngqckJos-00000028;1: {'LastUpdate': 1384570691.123762, 'Begin': 1384570664.84211, 'ConnectedLineNum': '1040', 'Outgoing': True, 'CallerIDNum': '1040', 'State': 'Up', 'ConnectedLineName': 'Girard Jean-Denis', 'Uniqueid': '1384570654.642', 'CallerIDName': 'GXV3175'}</text:p>
      <text:p text:style-name="P14">2013-11-15 16:58:13,597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3,597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3,598 DEBUG [astportal2.lib.asterisk] SIP/CROcqu0s-00000185: {'LastUpdate': 1384570691.123761,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13,598 DEBUG [astportal2.lib.asterisk] --- END CHANNELS DUMP --------------</text:p>
      <text:p text:style-name="P14"><text:soft-page-break/>2013-11-15 16:58:13,598 DEBUG [astportal2.lib.asterisk] </text:p>
      <text:p text:style-name="P14">2013-11-15 16:58:13,598 DEBUG [astportal2.lib.asterisk] </text:p>
      <text:p text:style-name="P14">2013-11-15 16:58:13,598 DEBUG [astportal2.lib.asterisk] Received event Hangup: {'ConnectedLineNum': '1040', 'Cause-txt': 'Unknown', 'AccountCode': '', 'CallerIDNum': '1040', 'ConnectedLineName': 'Fourny Cathy', 'Uniqueid': '1384570654.642', 'CallerIDName': 'GXV3175', 'Privilege': 'call,all', 'Cause': '0', 'Event': 'Hangup', 'Channel': 'Local/103@ngqckJos-00000028;1'}</text:p>
      <text:p text:style-name="P14">2013-11-15 16:58:13,598 DEBUG [astportal2.lib.asterisk] --- BEGIN CHANNELS DUMP --------------</text:p>
      <text:p text:style-name="P14">2013-11-15 16:58:13,598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3,598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14">2013-11-15 16:58:13,598 DEBUG [astportal2.lib.asterisk] SIP/CROcqu0s-00000185: {'LastUpdate': 1384570691.123761, 'Begin': 1384570638.865616, 'Context': 'stdexten', 'AppData': 'SIP/ngqckJos,20,tXx', 'ConnectedLineNum': '1040', 'Priority': '16', 'Outgoing': False, 'CallerIDNum': '1040', 'Extension': '100', 'Application': 'Dial', 'State': 'Up', 'ConnectedLineName': 'Girard Jean-Denis', 'Uniqueid': '1384570628.640', 'CallerIDName': 'Fourny Cathy'}</text:p>
      <text:p text:style-name="P14">2013-11-15 16:58:13,599 DEBUG [astportal2.lib.asterisk] --- END CHANNELS DUMP --------------</text:p>
      <text:p text:style-name="P14">2013-11-15 16:58:13,599 DEBUG [astportal2.lib.asterisk] </text:p>
      <text:p text:style-name="P14">2013-11-15 16:58:13,599 DEBUG [astportal2.lib.asterisk] </text:p>
      <text:p text:style-name="P14">2013-11-15 16:58:13,599 DEBUG [astportal2.lib.asterisk] Received event Hangup: {'ConnectedLineNum': '1040', 'Cause-txt': 'Unknown', 'AccountCode': '', 'CallerIDNum': '1040', 'ConnectedLineName': 'GXV3175', 'Uniqueid': '1384570680.645', 'CallerIDName': 'Fourny Cathy', 'Privilege': 'call,all', 'Cause': '0', 'Event': 'Hangup', 'Channel': 'SIP/CROcqu0s-00000185'}</text:p>
      <text:p text:style-name="P14">2013-11-15 16:58:13,599 DEBUG [astportal2.lib.asterisk] --- BEGIN CHANNELS DUMP --------------</text:p>
      <text:p text:style-name="P14">2013-11-15 16:58:13,599 DEBUG [astportal2.lib.asterisk] SIP/MeP40WoS-00000187: {'LastUpdate': 1384570664.829638, 'Begin': 1384570664.821176, 'ConnectedLineNum': '1040', 'Outgoing': True, 'CallerIDNum': '1040', 'State': 'Up', 'ConnectedLineName': 'Girard Jean-Denis', 'Link': 'Local/103@ngqckJos-00000028;2', 'Uniqueid': '1384570654.644', 'CallerIDName': 'GXV3175'}</text:p>
      <text:p text:style-name="P14">2013-11-15 16:58:13,600 DEBUG [astportal2.lib.asterisk] Local/103@ngqckJos-00000028;2: {'LastUpdate': 1384570664.829638, 'Begin': 1384570664.828455, 'Context': 'stdexten', 'AppData': 'SIP/MeP40WoS,20,tXx', 'ConnectedLineNum': '1040', 'Priority': '16', 'Outgoing': False, 'CallerIDNum': '1040', 'Extension': '103', 'Application': 'Dial', 'State': 'Up', 'ConnectedLineName': 'GXV3175', 'Link': 'SIP/MeP40WoS-00000187', 'Uniqueid': '1384570654.643', 'CallerIDName': 'Girard Jean-Denis'}</text:p>
      <text:p text:style-name="P6"><text:span text:style-name="T2">2013-11-15 16:58:13,600 DEBUG [astportal2.lib.asterisk] --- END CHANNELS DUMP </text:span><text:soft-page-break/><text:span text:style-name="T2">--------------</text:span></text:p>
      <text:p text:style-name="P14">2013-11-15 16:58:13,600 DEBUG [astportal2.lib.asterisk] </text:p>
      <text:p text:style-name="P14">2013-11-15 16:58:13,600 DEBUG [astportal2.lib.asterisk] </text:p>
      <text:p text:style-name="P14">2013-11-15 16:58:13,600 DEBUG [astportal2.lib.asterisk] Received event Bridge: {'Uniqueid2': '1384570654.644', 'Uniqueid1': '1384570654.643', 'CallerID2': '1040', 'Bridgestate': 'Unlink', 'CallerID1': '1040', 'Channel2': 'SIP/MeP40WoS-00000187', 'Channel1': 'Local/103@ngqckJos-00000028;2', 'Bridgetype': 'core', 'Privilege': 'call,all', 'Event': 'Bridge'}</text:p>
      <text:p text:style-name="P14">2013-11-15 16:58:13,600 DEBUG [astportal2.lib.asterisk] --- BEGIN CHANNELS DUMP --------------</text:p>
      <text:p text:style-name="P14">2013-11-15 16:58:13,600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600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600 DEBUG [astportal2.lib.asterisk] --- END CHANNELS DUMP --------------</text:p>
      <text:p text:style-name="P14">2013-11-15 16:58:13,600 DEBUG [astportal2.lib.asterisk] </text:p>
      <text:p text:style-name="P14">2013-11-15 16:58:13,600 DEBUG [astportal2.lib.asterisk] </text:p>
      <text:p text:style-name="P14">2013-11-15 16:58:13,600 DEBUG [astportal2.lib.asterisk] --- BEGIN CHANNELS DUMP --------------</text:p>
      <text:p text:style-name="P14">2013-11-15 16:58:13,601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601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601 DEBUG [astportal2.lib.asterisk] --- END CHANNELS DUMP --------------</text:p>
      <text:p text:style-name="P14">2013-11-15 16:58:13,601 DEBUG [astportal2.lib.asterisk] </text:p>
      <text:p text:style-name="P14">2013-11-15 16:58:13,601 DEBUG [astportal2.lib.asterisk] </text:p>
      <text:p text:style-name="P14">2013-11-15 16:58:13,601 DEBUG [astportal2.lib.asterisk] --- BEGIN CHANNELS DUMP --------------</text:p>
      <text:p text:style-name="P14">2013-11-15 16:58:13,601 DEBUG [astportal2.lib.asterisk] SIP/MeP40WoS-00000187: {'LastUpdate': 1384570693.600424, 'Begin': 1384570664.821176, 'ConnectedLineNum': '1040', 'Outgoing': True, 'CallerIDNum': '1040', 'State': 'Up', 'ConnectedLineName': 'Girard Jean-Denis', 'Uniqueid': '1384570654.644', 'CallerIDName': 'GXV3175'}</text:p>
      <text:p text:style-name="P6"><text:span text:style-name="T2">2013-11-15 16:58:13,601 DEBUG [astportal2.lib.asterisk] Local/103@ngqckJos-00000028;2: </text:span><text:soft-page-break/><text:span text:style-name="T2">{'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span></text:p>
      <text:p text:style-name="P14">2013-11-15 16:58:13,601 DEBUG [astportal2.lib.asterisk] --- END CHANNELS DUMP --------------</text:p>
      <text:p text:style-name="P14">2013-11-15 16:58:13,601 DEBUG [astportal2.lib.asterisk] </text:p>
      <text:p text:style-name="P14">2013-11-15 16:58:13,601 DEBUG [astportal2.lib.asterisk] </text:p>
      <text:p text:style-name="P14">2013-11-15 16:58:13,623 DEBUG [astportal2.lib.asterisk] Received event ExtensionStatus: {'Status': '0', 'Hint': 'SIP/CROcqu0s', 'Exten': '107', 'Context': 'hints', 'Privilege': 'call,all', 'Event': 'ExtensionStatus'}</text:p>
      <text:p text:style-name="P14">2013-11-15 16:58:13,660 DEBUG [astportal2.controllers.monitor] monitor returns after sleeping 0 sec</text:p>
      <text:p text:style-name="P14">2013-11-15 16:58:13,703 DEBUG [astportal2.lib.asterisk] --- BEGIN CHANNELS DUMP --------------</text:p>
      <text:p text:style-name="P14">2013-11-15 16:58:13,704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4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5 DEBUG [astportal2.lib.asterisk] --- END CHANNELS DUMP --------------</text:p>
      <text:p text:style-name="P14">2013-11-15 16:58:13,705 DEBUG [astportal2.lib.asterisk] </text:p>
      <text:p text:style-name="P14">2013-11-15 16:58:13,705 DEBUG [astportal2.lib.asterisk] </text:p>
      <text:p text:style-name="P14">2013-11-15 16:58:13,706 DEBUG [astportal2.lib.asterisk] --- BEGIN CHANNELS DUMP --------------</text:p>
      <text:p text:style-name="P14">2013-11-15 16:58:13,706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6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6 DEBUG [astportal2.lib.asterisk] --- END CHANNELS DUMP --------------</text:p>
      <text:p text:style-name="P14">2013-11-15 16:58:13,706 DEBUG [astportal2.lib.asterisk] </text:p>
      <text:p text:style-name="P14">2013-11-15 16:58:13,706 DEBUG [astportal2.lib.asterisk] </text:p>
      <text:p text:style-name="P6"><text:span text:style-name="T2">2013-11-15 16:58:13,706 DEBUG [astportal2.lib.asterisk] --- BEGIN CHANNELS DUMP </text:span><text:soft-page-break/><text:span text:style-name="T2">--------------</text:span></text:p>
      <text:p text:style-name="P14">2013-11-15 16:58:13,706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6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6 DEBUG [astportal2.lib.asterisk] --- END CHANNELS DUMP --------------</text:p>
      <text:p text:style-name="P14">2013-11-15 16:58:13,706 DEBUG [astportal2.lib.asterisk] </text:p>
      <text:p text:style-name="P14">2013-11-15 16:58:13,707 DEBUG [astportal2.lib.asterisk] </text:p>
      <text:p text:style-name="P14">2013-11-15 16:58:13,707 DEBUG [astportal2.lib.asterisk] --- BEGIN CHANNELS DUMP --------------</text:p>
      <text:p text:style-name="P14">2013-11-15 16:58:13,707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7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7 DEBUG [astportal2.lib.asterisk] --- END CHANNELS DUMP --------------</text:p>
      <text:p text:style-name="P14">2013-11-15 16:58:13,707 DEBUG [astportal2.lib.asterisk] </text:p>
      <text:p text:style-name="P14">2013-11-15 16:58:13,707 DEBUG [astportal2.lib.asterisk] </text:p>
      <text:p text:style-name="P14">2013-11-15 16:58:13,707 DEBUG [astportal2.lib.asterisk] --- BEGIN CHANNELS DUMP --------------</text:p>
      <text:p text:style-name="P14">2013-11-15 16:58:13,707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7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7 DEBUG [astportal2.lib.asterisk] --- END CHANNELS DUMP --------------</text:p>
      <text:p text:style-name="P14">2013-11-15 16:58:13,708 DEBUG [astportal2.lib.asterisk] </text:p>
      <text:p text:style-name="P14">2013-11-15 16:58:13,708 DEBUG [astportal2.lib.asterisk] </text:p>
      <text:p text:style-name="P14"><text:soft-page-break/>2013-11-15 16:58:13,708 DEBUG [astportal2.lib.asterisk] --- BEGIN CHANNELS DUMP --------------</text:p>
      <text:p text:style-name="P14">2013-11-15 16:58:13,708 DEBUG [astportal2.lib.asterisk] SIP/MeP40WoS-00000187: {'LastUpdate': 1384570693.600424, 'Begin': 1384570664.821176, 'ConnectedLineNum': '1040', 'Outgoing': True, 'CallerIDNum': '1040', 'State': 'Up', 'ConnectedLineName': 'Girard Jean-Denis', 'Uniqueid': '1384570654.644', 'CallerIDName': 'GXV3175'}</text:p>
      <text:p text:style-name="P14">2013-11-15 16:58:13,708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8 DEBUG [astportal2.lib.asterisk] --- END CHANNELS DUMP --------------</text:p>
      <text:p text:style-name="P14">2013-11-15 16:58:13,708 DEBUG [astportal2.lib.asterisk] </text:p>
      <text:p text:style-name="P14">2013-11-15 16:58:13,708 DEBUG [astportal2.lib.asterisk] </text:p>
      <text:p text:style-name="P14">2013-11-15 16:58:13,708 DEBUG [astportal2.lib.asterisk] Received event Hangup: {'ConnectedLineNum': '1040', 'Cause-txt': 'Normal Clearing', 'AccountCode': '', 'CallerIDNum': '1040', 'ConnectedLineName': 'Fourny Cathy', 'Uniqueid': '1384570654.644', 'CallerIDName': 'GXV3175', 'Privilege': 'call,all', 'Cause': '16', 'Event': 'Hangup', 'Channel': 'SIP/MeP40WoS-00000187'}</text:p>
      <text:p text:style-name="P14">2013-11-15 16:58:13,708 DEBUG [astportal2.lib.asterisk] --- BEGIN CHANNELS DUMP --------------</text:p>
      <text:p text:style-name="P14">2013-11-15 16:58:13,708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08 DEBUG [astportal2.lib.asterisk] --- END CHANNELS DUMP --------------</text:p>
      <text:p text:style-name="P14">2013-11-15 16:58:13,708 DEBUG [astportal2.lib.asterisk] </text:p>
      <text:p text:style-name="P14">2013-11-15 16:58:13,708 DEBUG [astportal2.lib.asterisk] </text:p>
      <text:p text:style-name="P14">2013-11-15 16:58:13,712 DEBUG [astportal2.lib.asterisk] Received event ExtensionStatus: {'Status': '0', 'Hint': 'SIP/MeP40WoS', 'Exten': '103', 'Context': 'hints', 'Privilege': 'call,all', 'Event': 'ExtensionStatus'}</text:p>
      <text:p text:style-name="P14">2013-11-15 16:58:13,715 DEBUG [astportal2.lib.asterisk] --- BEGIN CHANNELS DUMP --------------</text:p>
      <text:p text:style-name="P14">2013-11-15 16:58:13,715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15 DEBUG [astportal2.lib.asterisk] --- END CHANNELS DUMP --------------</text:p>
      <text:p text:style-name="P14">2013-11-15 16:58:13,715 DEBUG [astportal2.lib.asterisk] </text:p>
      <text:p text:style-name="P14">2013-11-15 16:58:13,716 DEBUG [astportal2.lib.asterisk] </text:p>
      <text:p text:style-name="P14"><text:soft-page-break/>2013-11-15 16:58:13,716 DEBUG [astportal2.lib.asterisk] Received event Dial: {'DialStatus': 'ANSWER', 'SubEvent': 'End', 'UniqueID': '1384570654.643', 'Privilege': 'call,all', 'Event': 'Dial', 'Channel': 'Local/103@ngqckJos-00000028;2'}</text:p>
      <text:p text:style-name="P14">2013-11-15 16:58:13,716 DEBUG [astportal2.lib.asterisk] Received event SoftHangupRequest: {'Privilege': 'call,all', 'Cause': '16', 'Event': 'SoftHangupRequest', 'Channel': 'Local/103@ngqckJos-00000028;2', 'Uniqueid': '1384570654.643'}</text:p>
      <text:p text:style-name="P14">2013-11-15 16:58:13,716 WARNI [astportal2.lib.asterisk] Event not handled "SoftHangupRequest"</text:p>
      <text:p text:style-name="P14">2013-11-15 16:58:13,716 DEBUG [astportal2.lib.asterisk] --- BEGIN CHANNELS DUMP --------------</text:p>
      <text:p text:style-name="P14">2013-11-15 16:58:13,716 DEBUG [astportal2.lib.asterisk] Local/103@ngqckJos-00000028;2: {'LastUpdate': 1384570693.600423, 'Begin': 1384570664.828455, 'Context': 'stdexten', 'AppData': 'SIP/MeP40WoS,20,tXx', 'ConnectedLineNum': '1040', 'Priority': '16', 'Outgoing': False, 'CallerIDNum': '1040', 'Extension': '103', 'Application': 'Dial', 'State': 'Up', 'ConnectedLineName': 'GXV3175', 'Uniqueid': '1384570654.643', 'CallerIDName': 'Girard Jean-Denis'}</text:p>
      <text:p text:style-name="P14">2013-11-15 16:58:13,716 DEBUG [astportal2.lib.asterisk] --- END CHANNELS DUMP --------------</text:p>
      <text:p text:style-name="P14">2013-11-15 16:58:13,716 DEBUG [astportal2.lib.asterisk] </text:p>
      <text:p text:style-name="P14">2013-11-15 16:58:13,717 DEBUG [astportal2.lib.asterisk] </text:p>
      <text:p text:style-name="P14">2013-11-15 16:58:13,717 DEBUG [astportal2.lib.asterisk] Received event Hangup: {'ConnectedLineNum': '1040', 'Cause-txt': 'Normal Clearing', 'AccountCode': '', 'CallerIDNum': '1040', 'ConnectedLineName': 'GXV3175', 'Uniqueid': '1384570654.643', 'CallerIDName': 'Girard Jean-Denis', 'Privilege': 'call,all', 'Cause': '16', 'Event': 'Hangup', 'Channel': 'Local/103@ngqckJos-00000028;2'}</text:p>
      <text:p text:style-name="P14">2013-11-15 16:58:13,717 DEBUG [astportal2.lib.asterisk] --- BEGIN CHANNELS DUMP --------------</text:p>
      <text:p text:style-name="P14">2013-11-15 16:58:13,717 DEBUG [astportal2.lib.asterisk] --- END CHANNELS DUMP --------------</text:p>
      <text:p text:style-name="P14">2013-11-15 16:58:13,717 DEBUG [astportal2.lib.asterisk] </text:p>
      <text:p text:style-name="P14">2013-11-15 16:58:13,717 DEBUG [astportal2.lib.asterisk] </text:p>
      <text:p text:style-name="P14">2013-11-15 16:58:15,678 DEBUG [astportal2.controllers.monitor] monitor returns after sleeping 0 sec</text:p>
      <text:p text:style-name="P6"/>
      <text:p text:style-name="P4"/>
      <text:p text:style-name="P4">FIN</text:p>
      <text:p text:style-name="P4"/>
      <text:p text:style-name="P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20"><text:span text:style-name="T3">Définir un paramètre</text:span></text:p>
          </table:table-cell>
          <table:table-cell table:style-name="Tableau1.B1" office:value-type="string">
            <text:p text:style-name="P20"><text:a xlink:type="simple" xlink:href="http://192.168.10.121/cgi-bin/api.values.post?P332=77&amp;sid=ddb528ecc7b"><text:span text:style-name="T3">http://192.168.10.121/cgi-bin/api.values.post?P332=77&amp;sid=ddb528ecc7b</text:span></text:a></text:p>
          </table:table-cell>
        </table:table-row>
        <table:table-row>
          <table:table-cell table:style-name="Tableau1.A2" office:value-type="string">
            <text:p text:style-name="P19">redémarrer</text:p>
          </table:table-cell>
          <table:table-cell table:style-name="Tableau1.B2" office:value-type="string">
            <text:p text:style-name="P19"><text:a xlink:type="simple" xlink:href="http://192.168.10.121/cgi-bin/api-sys_operation?request=REBOOT&amp;sid=ddb528ecc7b">http://192.168.10.121/cgi-bin/api-sys_operation?request=REBOOT&amp;sid=ddb528ecc7b</text:a></text:p>
          </table:table-cell>
        </table:table-row>
        <text:soft-page-break/>
        <table:table-row>
          <table:table-cell table:style-name="Tableau1.A2" office:value-type="string">
            <text:p text:style-name="Text_20_body"><text:span text:style-name="T3">Appliquer la nouvelle configuration</text:span></text:p>
          </table:table-cell>
          <table:table-cell table:style-name="Tableau1.B2" office:value-type="string">
            <text:p text:style-name="P21"><text:a xlink:type="simple" xlink:href="http://192.168.10.121/cgi-bin/api-phone_operation?cmd=extend&amp;arg=&amp;sid=ddb528ecc7b">http://192.168.10.121/cgi-bin/api-phone_operation?</text:a><text:a xlink:type="simple" xlink:href="http://192.168.10.121/cgi-bin/api-phone_operation?cmd=extend&amp;arg=&amp;sid=ddb528ecc7b"><text:span text:style-name="T4">cmd=extend&amp;arg=&amp;</text:span></text:a><text:a xlink:type="simple" xlink:href="http://192.168.10.121/cgi-bin/api-sys_operation?request=REBOOT&amp;sid=ddb528ecc7b"><text:span text:style-name="T4">sid=ddb528ecc7b</text:span></text:a></text:p>
          </table:table-cell>
        </table:table-row>
        <table:table-row>
          <table:table-cell table:style-name="Tableau1.A2" office:value-type="string">
            <text:p text:style-name="P19">Lire des informations <text:span text:style-name="T5">(pas besoin d'avoir une session ouverte)</text:span></text:p>
          </table:table-cell>
          <table:table-cell table:style-name="Tableau1.B2" office:value-type="string">
            <text:p text:style-name="P23"><text:a xlink:type="simple" xlink:href="http://192.168.10.121/cgi-bin/api.values.get?request=vendor_fullname:Pphone_model:P1397:P69:P70:P45:P68:Paux_version:Pdsp_version">http://192.168.10.121/cgi-bin/api.values.get?request=vendor_fullname:Pphone_model:P1397:P69:P70:P45:P68:Paux_version:Pdsp_version</text:a></text:p>
          </table:table-cell>
        </table:table-row>
        <table:table-row>
          <table:table-cell table:style-name="Tableau1.A2" office:value-type="string">
            <text:p text:style-name="P22">Vérifier que le téléphone a redémarré</text:p>
          </table:table-cell>
          <table:table-cell table:style-name="Tableau1.B2" office:value-type="string">
            <text:p text:style-name="P22"><text:a xlink:type="simple" xlink:href="http://192.168.10.121/cgi-bin/api-check_process_running?request=WEB">http://192.168.10.121/cgi-bin/api-check_process_running?request=WEB</text:a></text:p>
          </table:table-cell>
        </table:table-row>
        <table:table-row>
          <table:table-cell table:style-name="Tableau1.A2" office:value-type="string">
            <text:p text:style-name="P19"/>
          </table:table-cell>
          <table:table-cell table:style-name="Tableau1.B2" office:value-type="string">
            <text:p text:style-name="P22"/>
          </table:table-cell>
        </table:table-row>
      </table:table>
      <text:p text:style-name="P19"/>
      <text:p text:style-name="P23">Le fichier de configuration ne doit pas avoir de préfixe ou suffix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3-11-22T06:40:22.179058937</dc:date>
    <meta:editing-duration>P4DT10H9M2S</meta:editing-duration>
    <meta:editing-cycles>54</meta:editing-cycles>
    <meta:generator>LibreOffice/4.1.3.2$Linux_X86_64 LibreOffice_project/410$Build-2</meta:generator>
    <meta:document-statistic meta:table-count="1" meta:image-count="0" meta:object-count="1" meta:page-count="72" meta:paragraph-count="1429" meta:word-count="16705" meta:character-count="202194" meta:non-whitespace-character-count="185512"/>
  </office:meta>
</office:document-meta>
</file>